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4713in" svg:height="3.5449in" svg:x="2.1465in" svg:y="0.2197in">
            <draw:object draw:notify-on-update-of-ranges="Sheet1.A1:Sheet1.A2250 Sheet1.B1:Sheet1.B22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2.5583in" svg:y="5.1244in">
            <draw:object draw:notify-on-update-of-ranges="Sheet1.A1:Sheet1.A2250 Sheet1.B1:Sheet1.B22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2398.5">
            <text:p>223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97.5">
            <text:p>249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39.5">
            <text:p>256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65.5">
            <text:p>2466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22.5">
            <text:p>228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95.5">
            <text:p>267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57.5">
            <text:p>2685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79">
            <text:p>277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894">
            <text:p>308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92.5">
            <text:p>2349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55.5">
            <text:p>260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09">
            <text:p>181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98.5">
            <text:p>246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670">
            <text:p>296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38">
            <text:p>262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26.5">
            <text:p>257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20.5">
            <text:p>254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444">
            <text:p>294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9">
            <text:p>205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26.5">
            <text:p>224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5.5">
            <text:p>202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77.5">
            <text:p>2667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42.5">
            <text:p>2224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44.5">
            <text:p>251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43.5">
            <text:p>264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70.5">
            <text:p>2487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573">
            <text:p>305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63.5">
            <text:p>2556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57">
            <text:p>252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95.5">
            <text:p>282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02.5">
            <text:p>245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78.5">
            <text:p>248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47">
            <text:p>265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22.5">
            <text:p>232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20">
            <text:p>237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81.5">
            <text:p>265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78.5">
            <text:p>255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90.5">
            <text:p>219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57">
            <text:p>273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20.5">
            <text:p>212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974">
            <text:p>299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98.5">
            <text:p>270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49.5">
            <text:p>253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65">
            <text:p>275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75.5">
            <text:p>261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626.5">
            <text:p>176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67">
            <text:p>237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31.5">
            <text:p>284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53">
            <text:p>233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41.5">
            <text:p>259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52.5">
            <text:p>253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16">
            <text:p>282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89">
            <text:p>259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820.5">
            <text:p>298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88">
            <text:p>273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41">
            <text:p>244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77">
            <text:p>237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69.5">
            <text:p>2756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89.5">
            <text:p>275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11.5">
            <text:p>276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74">
            <text:p>242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218.5">
            <text:p>312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68.5">
            <text:p>287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706.5">
            <text:p>2970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51.5">
            <text:p>253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86">
            <text:p>287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33">
            <text:p>25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40.5">
            <text:p>223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65.5">
            <text:p>2416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03.5">
            <text:p>261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90.5">
            <text:p>213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20">
            <text:p>252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77">
            <text:p>244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2">
            <text:p>202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63">
            <text:p>281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91">
            <text:p>224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23">
            <text:p>243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97">
            <text:p>235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91.5">
            <text:p>212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41.5">
            <text:p>250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67.5">
            <text:p>285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77">
            <text:p>242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71.5">
            <text:p>2357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53">
            <text:p>288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78.5">
            <text:p>257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61">
            <text:p>211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57.5">
            <text:p>2855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17">
            <text:p>270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05.5">
            <text:p>230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54.5">
            <text:p>2705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52.5">
            <text:p>243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91.5">
            <text:p>246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91.5">
            <text:p>258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03">
            <text:p>288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96.5">
            <text:p>2859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42.5">
            <text:p>2644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067.5">
            <text:p>310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27">
            <text:p>269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66">
            <text:p>235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75">
            <text:p>215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81.5">
            <text:p>218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68.5">
            <text:p>257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28">
            <text:p>272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19.5">
            <text:p>260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87">
            <text:p>241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51.5">
            <text:p>252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70">
            <text:p>269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47.5">
            <text:p>226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50.5">
            <text:p>244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48">
            <text:p>285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17">
            <text:p>235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49.5">
            <text:p>271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65.5">
            <text:p>2556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96.5">
            <text:p>2489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33">
            <text:p>246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95">
            <text:p>300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63">
            <text:p>178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67">
            <text:p>264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86">
            <text:p>247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32">
            <text:p>240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42">
            <text:p>254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80.5">
            <text:p>259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72">
            <text:p>220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41.5">
            <text:p>255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3">
            <text:p>204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92">
            <text:p>281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87">
            <text:p>283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78.5">
            <text:p>166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89.5">
            <text:p>288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77">
            <text:p>262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20.5">
            <text:p>228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14">
            <text:p>232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31.5">
            <text:p>222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03.5">
            <text:p>237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60.5">
            <text:p>271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33.5">
            <text:p>224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94.5">
            <text:p>2669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80.5">
            <text:p>242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75">
            <text:p>227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21.5">
            <text:p>235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08">
            <text:p>252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75">
            <text:p>261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84.5">
            <text:p>257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70">
            <text:p>231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65">
            <text:p>257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34">
            <text:p>264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28">
            <text:p>192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23.5">
            <text:p>274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10.5">
            <text:p>2491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69.5">
            <text:p>2246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19.5">
            <text:p>232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60">
            <text:p>214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27">
            <text:p>234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20.5">
            <text:p>260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51">
            <text:p>219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15.5">
            <text:p>246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40.5">
            <text:p>247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00.5">
            <text:p>245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148.5">
            <text:p>3014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16.5">
            <text:p>249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10.5">
            <text:p>2381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02">
            <text:p>21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35.5">
            <text:p>224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16.5">
            <text:p>215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58">
            <text:p>259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41">
            <text:p>250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29.5">
            <text:p>2272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87">
            <text:p>279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51">
            <text:p>219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10.5">
            <text:p>2771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06">
            <text:p>239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158.5">
            <text:p>191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72">
            <text:p>245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68">
            <text:p>250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44">
            <text:p>267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69.5">
            <text:p>2826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50">
            <text:p>23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84">
            <text:p>253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758.5">
            <text:p>297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00.5">
            <text:p>232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32.5">
            <text:p>250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13">
            <text:p>253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82">
            <text:p>239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58">
            <text:p>276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78.5">
            <text:p>265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5.5">
            <text:p>200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519">
            <text:p>325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49">
            <text:p>286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9">
            <text:p>209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78">
            <text:p>247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95">
            <text:p>233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77">
            <text:p>218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51.5">
            <text:p>259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97">
            <text:p>276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9.5">
            <text:p>2072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64">
            <text:p>252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19">
            <text:p>269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52.5">
            <text:p>230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51">
            <text:p>262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35">
            <text:p>278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38">
            <text:p>226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36.5">
            <text:p>2793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77">
            <text:p>266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86">
            <text:p>192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1.5">
            <text:p>209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841.5">
            <text:p>328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89.5">
            <text:p>300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74">
            <text:p>237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28.5">
            <text:p>278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18.5">
            <text:p>223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87.5">
            <text:p>262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51.5">
            <text:p>260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19.5">
            <text:p>279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13.5">
            <text:p>237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39">
            <text:p>237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69">
            <text:p>227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72.5">
            <text:p>2847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53">
            <text:p>199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27">
            <text:p>238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55.5">
            <text:p>263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85">
            <text:p>250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58.5">
            <text:p>263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88">
            <text:p>263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243">
            <text:p>292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31">
            <text:p>278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66">
            <text:p>255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18">
            <text:p>244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21.5">
            <text:p>236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80.5">
            <text:p>275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73">
            <text:p>274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18.5">
            <text:p>227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75.5">
            <text:p>248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21">
            <text:p>285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23">
            <text:p>276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83">
            <text:p>253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26">
            <text:p>246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85">
            <text:p>214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56">
            <text:p>196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30.5">
            <text:p>2793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75.5">
            <text:p>256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14.5">
            <text:p>257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69.5">
            <text:p>2246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49.5">
            <text:p>252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05.5">
            <text:p>218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29.5">
            <text:p>2692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14">
            <text:p>268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69.5">
            <text:p>2516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39">
            <text:p>242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83.5">
            <text:p>2768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053">
            <text:p>2805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33.5">
            <text:p>2463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12.5">
            <text:p>2421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663.5">
            <text:p>2966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11">
            <text:p>2501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87">
            <text:p>2318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50.5">
            <text:p>2625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56.5">
            <text:p>2165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34">
            <text:p>2323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68">
            <text:p>2416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85.5">
            <text:p>2668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339">
            <text:p>2333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88.5">
            <text:p>2208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80">
            <text:p>2258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928">
            <text:p>2492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178">
            <text:p>2017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150.5">
            <text:p>2715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82">
            <text:p>256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668.5">
            <text:p>2766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59">
            <text:p>260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65.5">
            <text:p>2526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29.5">
            <text:p>2202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14">
            <text:p>2561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093.5">
            <text:p>2809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28.5">
            <text:p>2312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42">
            <text:p>2164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63">
            <text:p>235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11.5">
            <text:p>2051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679.5">
            <text:p>2967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87">
            <text:p>2598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76.5">
            <text:p>2417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12">
            <text:p>2381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14.5">
            <text:p>2581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639.5">
            <text:p>2763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949.5">
            <text:p>2694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905.5">
            <text:p>2190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47">
            <text:p>2274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897">
            <text:p>2889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058.5">
            <text:p>2705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692">
            <text:p>2969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25">
            <text:p>2442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31.5">
            <text:p>2473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07.5">
            <text:p>2170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74.5">
            <text:p>2557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68">
            <text:p>2536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768">
            <text:p>2676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87.5">
            <text:p>2388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76">
            <text:p>2617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06.5">
            <text:p>2280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35">
            <text:p>244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636">
            <text:p>2863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41">
            <text:p>2474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19">
            <text:p>2531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232.5">
            <text:p>3023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95">
            <text:p>2399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48.5">
            <text:p>2304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517">
            <text:p>3051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72.5">
            <text:p>2747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335.5">
            <text:p>2833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03">
            <text:p>2560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369.5">
            <text:p>2836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12">
            <text:p>2661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830.5">
            <text:p>2783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15.5">
            <text:p>2751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50">
            <text:p>2615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886.5">
            <text:p>308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059.5">
            <text:p>2805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91.5">
            <text:p>2599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67">
            <text:p>2756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01.5">
            <text:p>2660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35.5">
            <text:p>2613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98">
            <text:p>2529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17.5">
            <text:p>224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08">
            <text:p>2580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83">
            <text:p>2748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38">
            <text:p>2503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91.5">
            <text:p>2459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93">
            <text:p>2759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18.5">
            <text:p>2541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60">
            <text:p>2456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86">
            <text:p>2348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54.5">
            <text:p>2265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65.5">
            <text:p>2516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525.5">
            <text:p>3052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56">
            <text:p>2315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43.5">
            <text:p>2594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171">
            <text:p>2717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17.5">
            <text:p>235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439.5">
            <text:p>2643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392.5">
            <text:p>2439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27.5">
            <text:p>2532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44">
            <text:p>2414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55">
            <text:p>2355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902">
            <text:p>2990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32.5">
            <text:p>2243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503.5">
            <text:p>2850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14.5">
            <text:p>2541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13.5">
            <text:p>2261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538">
            <text:p>2953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057">
            <text:p>2405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62">
            <text:p>2596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01">
            <text:p>2590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21">
            <text:p>2462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68">
            <text:p>2166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03.5">
            <text:p>2350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58">
            <text:p>2475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548">
            <text:p>2954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16">
            <text:p>2411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31">
            <text:p>2113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56">
            <text:p>2385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72.5">
            <text:p>2507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16.5">
            <text:p>2251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459">
            <text:p>284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78.5">
            <text:p>2687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96">
            <text:p>2399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44">
            <text:p>2294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70">
            <text:p>2477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56.5">
            <text:p>2555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79.5">
            <text:p>2757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92">
            <text:p>2269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43.5">
            <text:p>2554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35">
            <text:p>228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760.5">
            <text:p>2676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290">
            <text:p>2129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3347">
            <text:p>3334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848.5">
            <text:p>2184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080.5">
            <text:p>3008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01.5">
            <text:p>2250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16">
            <text:p>2421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30.5">
            <text:p>2473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920.5">
            <text:p>2492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506.5">
            <text:p>2850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09">
            <text:p>2600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780">
            <text:p>2978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95">
            <text:p>2589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87">
            <text:p>2688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18">
            <text:p>2211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81.5">
            <text:p>2598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458">
            <text:p>2845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859.5">
            <text:p>2785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30">
            <text:p>2463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62">
            <text:p>2116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234.5">
            <text:p>3023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73.5">
            <text:p>2357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09.5">
            <text:p>2240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032.5">
            <text:p>2803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85">
            <text:p>2568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13">
            <text:p>2061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968.5">
            <text:p>2796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98.5">
            <text:p>2419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388">
            <text:p>2038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92.5">
            <text:p>2629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830.5">
            <text:p>2783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50.5">
            <text:p>2665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19">
            <text:p>2471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18">
            <text:p>2521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75">
            <text:p>2227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97.5">
            <text:p>2399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21">
            <text:p>2582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778.5">
            <text:p>2077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157">
            <text:p>2715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80.5">
            <text:p>2528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93.5">
            <text:p>2369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53">
            <text:p>2365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415.5">
            <text:p>2841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32">
            <text:p>2453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78">
            <text:p>2167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39.5">
            <text:p>2523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80">
            <text:p>2268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51.5">
            <text:p>2205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87.5">
            <text:p>2138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941.5">
            <text:p>2494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88">
            <text:p>2688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50">
            <text:p>2445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999.5">
            <text:p>2699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38.5">
            <text:p>2603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55.5">
            <text:p>2375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02">
            <text:p>2390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61.5">
            <text:p>2136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89.5">
            <text:p>2138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22">
            <text:p>2302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829">
            <text:p>2782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094">
            <text:p>2109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74">
            <text:p>2287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14">
            <text:p>2581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85">
            <text:p>2468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20.5">
            <text:p>2512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69.5">
            <text:p>2356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308.5">
            <text:p>2330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606">
            <text:p>2760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456">
            <text:p>2645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75">
            <text:p>2747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509">
            <text:p>2150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112">
            <text:p>2711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765.5">
            <text:p>2676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17.5">
            <text:p>242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35">
            <text:p>247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82">
            <text:p>254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11.5">
            <text:p>2741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43.5">
            <text:p>2484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86.5">
            <text:p>266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298.5">
            <text:p>2029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14">
            <text:p>2391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285">
            <text:p>2828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235">
            <text:p>202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71">
            <text:p>2757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62.5">
            <text:p>2446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40">
            <text:p>2554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56.5">
            <text:p>2485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84.5">
            <text:p>2478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695.5">
            <text:p>2769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84">
            <text:p>2618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515.5">
            <text:p>2651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771">
            <text:p>2577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654">
            <text:p>2765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40.5">
            <text:p>2744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76.5">
            <text:p>2757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221">
            <text:p>2822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00.5">
            <text:p>2290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94.5">
            <text:p>2319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717">
            <text:p>2771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35">
            <text:p>236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21.5">
            <text:p>2592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571.5">
            <text:p>3057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353">
            <text:p>2435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58.5">
            <text:p>2685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796">
            <text:p>2579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08.5">
            <text:p>2390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69.5">
            <text:p>2346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245.5">
            <text:p>2924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17.5">
            <text:p>237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940">
            <text:p>2894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330.5">
            <text:p>2733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28">
            <text:p>2422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44.5">
            <text:p>2664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988.5">
            <text:p>2898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73.5">
            <text:p>2267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69.5">
            <text:p>2566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84.5">
            <text:p>2588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131">
            <text:p>2813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018.5">
            <text:p>1901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80.5">
            <text:p>2668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1598">
            <text:p>3159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85">
            <text:p>2628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041.5">
            <text:p>2404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38.5">
            <text:p>2563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49">
            <text:p>206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178">
            <text:p>2817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514">
            <text:p>28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92">
            <text:p>23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75.5">
            <text:p>258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75.5">
            <text:p>207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45">
            <text:p>25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44">
            <text:p>22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73">
            <text:p>28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77.5">
            <text:p>288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05.5">
            <text:p>241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85.5">
            <text:p>2198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81.5">
            <text:p>259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227">
            <text:p>31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79.5">
            <text:p>2367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66">
            <text:p>22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98">
            <text:p>26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13">
            <text:p>27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22">
            <text:p>22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49.5">
            <text:p>2374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47">
            <text:p>30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39.5">
            <text:p>222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61.5">
            <text:p>276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65.5">
            <text:p>2476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48.5">
            <text:p>2804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37">
            <text:p>22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54.5">
            <text:p>267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26">
            <text:p>20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9">
            <text:p>20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87">
            <text:p>29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80">
            <text:p>286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95">
            <text:p>28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71">
            <text:p>23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58">
            <text:p>21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89">
            <text:p>22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51.5">
            <text:p>252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52.5">
            <text:p>268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33">
            <text:p>25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41">
            <text:p>21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14.5">
            <text:p>266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15">
            <text:p>29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81.5">
            <text:p>237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60.5">
            <text:p>279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11">
            <text:p>22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14">
            <text:p>20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11">
            <text:p>24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19.5">
            <text:p>191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53">
            <text:p>27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59">
            <text:p>21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80.5">
            <text:p>245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99">
            <text:p>22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80">
            <text:p>242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70">
            <text:p>192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89.5">
            <text:p>232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19.5">
            <text:p>258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85">
            <text:p>23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96.5">
            <text:p>2299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24.5">
            <text:p>2542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58.5">
            <text:p>2815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08.5">
            <text:p>260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35">
            <text:p>24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28">
            <text:p>25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50">
            <text:p>256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81.5">
            <text:p>271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16">
            <text:p>218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51">
            <text:p>25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57">
            <text:p>23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02">
            <text:p>26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90">
            <text:p>251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64.5">
            <text:p>250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47">
            <text:p>26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95">
            <text:p>26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77">
            <text:p>25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72.5">
            <text:p>230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99">
            <text:p>28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88">
            <text:p>24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39">
            <text:p>28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66">
            <text:p>22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161">
            <text:p>31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83">
            <text:p>27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73.5">
            <text:p>269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86.5">
            <text:p>250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49.5">
            <text:p>2684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28.5">
            <text:p>264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04">
            <text:p>19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36.5">
            <text:p>2913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41.5">
            <text:p>2784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83.5">
            <text:p>228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59.5">
            <text:p>295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75">
            <text:p>22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86.5">
            <text:p>269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56">
            <text:p>26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33">
            <text:p>28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21.5">
            <text:p>2392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78.5">
            <text:p>2167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37.5">
            <text:p>2533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10">
            <text:p>249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25.5">
            <text:p>254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19.5">
            <text:p>283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35.5">
            <text:p>244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00">
            <text:p>289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77">
            <text:p>230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52.5">
            <text:p>249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59.5">
            <text:p>230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56">
            <text:p>21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18">
            <text:p>25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13.5">
            <text:p>2731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01.5">
            <text:p>278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244.5">
            <text:p>3124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04">
            <text:p>24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45">
            <text:p>25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44.5">
            <text:p>2724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27">
            <text:p>26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35">
            <text:p>26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35.5">
            <text:p>214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33.5">
            <text:p>2503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14.5">
            <text:p>216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30.5">
            <text:p>261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32">
            <text:p>22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92.5">
            <text:p>2569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33">
            <text:p>25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66.5">
            <text:p>263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28.5">
            <text:p>221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22">
            <text:p>24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23.5">
            <text:p>213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14">
            <text:p>26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48">
            <text:p>29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17">
            <text:p>22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37">
            <text:p>28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95.5">
            <text:p>2389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81.5">
            <text:p>261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94.5">
            <text:p>263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96.5">
            <text:p>2699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23.5">
            <text:p>227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68.5">
            <text:p>2796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25">
            <text:p>293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83.5">
            <text:p>302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46">
            <text:p>24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3">
            <text:p>30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95">
            <text:p>23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06">
            <text:p>263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99">
            <text:p>27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70.5">
            <text:p>2517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22">
            <text:p>21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92.5">
            <text:p>2659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13">
            <text:p>25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55">
            <text:p>25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51.5">
            <text:p>221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08.5">
            <text:p>264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67">
            <text:p>25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64">
            <text:p>25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94">
            <text:p>30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28">
            <text:p>23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03">
            <text:p>25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12">
            <text:p>26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17.5">
            <text:p>271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43.5">
            <text:p>242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71.5">
            <text:p>236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28">
            <text:p>214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28.5">
            <text:p>239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54">
            <text:p>21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49">
            <text:p>24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68">
            <text:p>22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17.5">
            <text:p>264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82.5">
            <text:p>2518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37">
            <text:p>23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70.5">
            <text:p>2847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97.5">
            <text:p>266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96">
            <text:p>23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13.5">
            <text:p>3021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81">
            <text:p>28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10.5">
            <text:p>289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35">
            <text:p>26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48">
            <text:p>23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84">
            <text:p>30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43.5">
            <text:p>269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05.5">
            <text:p>210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09.5">
            <text:p>251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40">
            <text:p>259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75">
            <text:p>25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80.5">
            <text:p>278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38.5">
            <text:p>2483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11.5">
            <text:p>239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46.5">
            <text:p>2314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31">
            <text:p>23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31.5">
            <text:p>241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09">
            <text:p>25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71.5">
            <text:p>229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42">
            <text:p>25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24">
            <text:p>23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440">
            <text:p>314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87">
            <text:p>28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23">
            <text:p>23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06.5">
            <text:p>2660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99.5">
            <text:p>268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89.5">
            <text:p>236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69.5">
            <text:p>2056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61.5">
            <text:p>258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38">
            <text:p>21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20">
            <text:p>194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86">
            <text:p>22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68.5">
            <text:p>2416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52.5">
            <text:p>232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65.5">
            <text:p>2826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78.5">
            <text:p>2887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30.5">
            <text:p>253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62">
            <text:p>24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86.5">
            <text:p>198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66.5">
            <text:p>242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99.5">
            <text:p>246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42.5">
            <text:p>2494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90.5">
            <text:p>2829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74.5">
            <text:p>255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68.5">
            <text:p>2486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43.5">
            <text:p>242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56">
            <text:p>25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53">
            <text:p>25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54.5">
            <text:p>198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54">
            <text:p>20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50.5">
            <text:p>264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00">
            <text:p>253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58.5">
            <text:p>2545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05">
            <text:p>26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64">
            <text:p>25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61">
            <text:p>24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72">
            <text:p>24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80.5">
            <text:p>247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80">
            <text:p>261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59.5">
            <text:p>275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59">
            <text:p>26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81.5">
            <text:p>285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08.5">
            <text:p>258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69">
            <text:p>25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82">
            <text:p>24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44.5">
            <text:p>2684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94.5">
            <text:p>280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83">
            <text:p>25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17">
            <text:p>24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13.5">
            <text:p>2681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60">
            <text:p>278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47">
            <text:p>218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34">
            <text:p>26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59.5">
            <text:p>220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44">
            <text:p>20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70">
            <text:p>260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63">
            <text:p>26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60.5">
            <text:p>250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49.5">
            <text:p>2634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25.5">
            <text:p>210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37">
            <text:p>245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08">
            <text:p>25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71.5">
            <text:p>290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73">
            <text:p>238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95.5">
            <text:p>2459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74.5">
            <text:p>2717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40">
            <text:p>2444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55">
            <text:p>265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23.5">
            <text:p>2562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57">
            <text:p>2635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49">
            <text:p>271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63">
            <text:p>2706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95.5">
            <text:p>2519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562">
            <text:p>2756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91">
            <text:p>2449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84">
            <text:p>2338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93.5">
            <text:p>2609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44">
            <text:p>2264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41">
            <text:p>2234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719">
            <text:p>2171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503.5">
            <text:p>2750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4312">
            <text:p>3431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61">
            <text:p>2306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51.5">
            <text:p>2695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228.5">
            <text:p>2822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427.5">
            <text:p>2142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1370">
            <text:p>3137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073">
            <text:p>280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32">
            <text:p>2653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10">
            <text:p>2651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24">
            <text:p>2542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59">
            <text:p>2725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47">
            <text:p>2364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15.5">
            <text:p>2481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12.5">
            <text:p>2361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57.5">
            <text:p>2685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89.5">
            <text:p>2628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31.5">
            <text:p>2313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33.5">
            <text:p>2303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675.5">
            <text:p>2767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56.5">
            <text:p>2495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927">
            <text:p>2792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14">
            <text:p>234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593">
            <text:p>2059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115.5">
            <text:p>2411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81">
            <text:p>2498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15">
            <text:p>2721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86">
            <text:p>2478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10.5">
            <text:p>2231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06">
            <text:p>229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18">
            <text:p>2371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674">
            <text:p>2667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625">
            <text:p>2662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721">
            <text:p>3072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693">
            <text:p>2869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559">
            <text:p>2955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48.5">
            <text:p>2634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02">
            <text:p>2500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306">
            <text:p>303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35">
            <text:p>2263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129.5">
            <text:p>2912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1467.5">
            <text:p>314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72.5">
            <text:p>2717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57">
            <text:p>2365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14">
            <text:p>243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80.5">
            <text:p>2378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12">
            <text:p>2531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21.5">
            <text:p>2622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744">
            <text:p>2574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13">
            <text:p>2591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26">
            <text:p>2422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90">
            <text:p>2509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24.5">
            <text:p>2712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96.5">
            <text:p>2319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46.5">
            <text:p>2524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27">
            <text:p>2632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206">
            <text:p>282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11">
            <text:p>2501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25.5">
            <text:p>2612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16.5">
            <text:p>2401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589.5">
            <text:p>2258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226.5">
            <text:p>2022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43.5">
            <text:p>2544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85.5">
            <text:p>2458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92">
            <text:p>2659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144">
            <text:p>2214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479.5">
            <text:p>2747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645">
            <text:p>2064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126.5">
            <text:p>3012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42">
            <text:p>2204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77.5">
            <text:p>2567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93.5">
            <text:p>2339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265.5">
            <text:p>2826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10.5">
            <text:p>2441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324.5">
            <text:p>3032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474">
            <text:p>2647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80.5">
            <text:p>2588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844">
            <text:p>3084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57">
            <text:p>2655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65">
            <text:p>253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56">
            <text:p>2485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15.5">
            <text:p>2561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87.5">
            <text:p>2478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86.5">
            <text:p>2268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33.5">
            <text:p>2243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33.5">
            <text:p>2633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44">
            <text:p>2544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381.5">
            <text:p>2738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69">
            <text:p>262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46">
            <text:p>2624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74.5">
            <text:p>2717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87.5">
            <text:p>2858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632">
            <text:p>2763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221">
            <text:p>3022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397.5">
            <text:p>2939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174.5">
            <text:p>1817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767.5">
            <text:p>217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44">
            <text:p>2454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70">
            <text:p>2387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91">
            <text:p>2429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199.5">
            <text:p>3019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52.5">
            <text:p>2235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16">
            <text:p>2441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200">
            <text:p>3020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473">
            <text:p>264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60">
            <text:p>2476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610.5">
            <text:p>2761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412">
            <text:p>2141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53.5">
            <text:p>2495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210.5">
            <text:p>2921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317.5">
            <text:p>2831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347.5">
            <text:p>3034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193">
            <text:p>2819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055.5">
            <text:p>2805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458.5">
            <text:p>2645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91.5">
            <text:p>2559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82">
            <text:p>2698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27.5">
            <text:p>2392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37.5">
            <text:p>2633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27.5">
            <text:p>2342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92.5">
            <text:p>2719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92.5">
            <text:p>2449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06">
            <text:p>262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140">
            <text:p>2914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278.5">
            <text:p>2927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07">
            <text:p>2360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83">
            <text:p>2398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89">
            <text:p>2438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42">
            <text:p>2204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51">
            <text:p>2695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57.5">
            <text:p>2475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470.5">
            <text:p>2147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80">
            <text:p>2468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17.5">
            <text:p>2501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184">
            <text:p>3018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142">
            <text:p>2414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88">
            <text:p>2618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724.5">
            <text:p>2872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763">
            <text:p>2676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50.5">
            <text:p>2225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154.5">
            <text:p>2215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133">
            <text:p>2813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007.5">
            <text:p>2800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16">
            <text:p>2451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507">
            <text:p>2150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29">
            <text:p>2232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33.5">
            <text:p>2443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94.5">
            <text:p>2439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1317.5">
            <text:p>3131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37.5">
            <text:p>2443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53.5">
            <text:p>2425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115">
            <text:p>2911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50">
            <text:p>2595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125">
            <text:p>3012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51">
            <text:p>2335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01.5">
            <text:p>2610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38">
            <text:p>2403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713">
            <text:p>2671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173">
            <text:p>281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998">
            <text:p>279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73">
            <text:p>247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07">
            <text:p>2650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44">
            <text:p>2564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41">
            <text:p>2604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196.5">
            <text:p>3019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20.5">
            <text:p>2452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64.5">
            <text:p>2196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683.5">
            <text:p>2868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110">
            <text:p>2811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595.5">
            <text:p>3059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942">
            <text:p>2794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494.5">
            <text:p>2149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466">
            <text:p>2046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15.5">
            <text:p>2281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278">
            <text:p>282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96.5">
            <text:p>2319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86">
            <text:p>2228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30">
            <text:p>263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62.5">
            <text:p>2486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57.5">
            <text:p>2515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89">
            <text:p>2298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99.5">
            <text:p>2339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39">
            <text:p>2703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152">
            <text:p>2815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67.5">
            <text:p>254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146.5">
            <text:p>2114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83">
            <text:p>2388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49.5">
            <text:p>2514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88">
            <text:p>2428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595.5">
            <text:p>1959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565">
            <text:p>225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81.5">
            <text:p>2858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81">
            <text:p>2558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80">
            <text:p>2728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11.5">
            <text:p>2451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291">
            <text:p>2129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67">
            <text:p>2606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503">
            <text:p>2250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639">
            <text:p>2863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27.5">
            <text:p>2502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87.5">
            <text:p>2618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98.5">
            <text:p>250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95.5">
            <text:p>2549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55">
            <text:p>230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69">
            <text:p>260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74.5">
            <text:p>2457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880.5">
            <text:p>2788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028.5">
            <text:p>2902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560.5">
            <text:p>1856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97">
            <text:p>2629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15.5">
            <text:p>2531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245">
            <text:p>2924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40">
            <text:p>2614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74">
            <text:p>2707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303.5">
            <text:p>2830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80">
            <text:p>2628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92">
            <text:p>2589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174">
            <text:p>2417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90.5">
            <text:p>2589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87">
            <text:p>2398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05.5">
            <text:p>2550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60.5">
            <text:p>2586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71.5">
            <text:p>2287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18.5">
            <text:p>2441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64">
            <text:p>2276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614">
            <text:p>276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39.5">
            <text:p>2483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17">
            <text:p>2521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91.5">
            <text:p>2239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03.5">
            <text:p>2690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31.5">
            <text:p>2853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935">
            <text:p>2893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32.5">
            <text:p>2653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31">
            <text:p>285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38">
            <text:p>264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91">
            <text:p>248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83.5">
            <text:p>235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75.5">
            <text:p>240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36">
            <text:p>282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31.5">
            <text:p>2173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58">
            <text:p>236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74.5">
            <text:p>222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32">
            <text:p>274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07.5">
            <text:p>2580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931">
            <text:p>299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73">
            <text:p>231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81">
            <text:p>276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31">
            <text:p>277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97">
            <text:p>222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63.5">
            <text:p>262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34.5">
            <text:p>249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98.5">
            <text:p>226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15.5">
            <text:p>259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87.5">
            <text:p>241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591">
            <text:p>295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36.5">
            <text:p>230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92.5">
            <text:p>241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09">
            <text:p>283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90">
            <text:p>248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72.5">
            <text:p>250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11">
            <text:p>280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78.5">
            <text:p>2547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92.5">
            <text:p>250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27">
            <text:p>275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27">
            <text:p>261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939.5">
            <text:p>299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87.5">
            <text:p>253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66">
            <text:p>262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05">
            <text:p>238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92">
            <text:p>239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05.5">
            <text:p>2150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731">
            <text:p>287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93.5">
            <text:p>209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66.5">
            <text:p>293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11">
            <text:p>263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20.5">
            <text:p>2702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76">
            <text:p>283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57.5">
            <text:p>241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16.5">
            <text:p>289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74.5">
            <text:p>258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23">
            <text:p>195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37.5">
            <text:p>2423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39.5">
            <text:p>254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82">
            <text:p>239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63.5">
            <text:p>243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84.5">
            <text:p>257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03">
            <text:p>249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32">
            <text:p>258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23">
            <text:p>247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38">
            <text:p>247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75.5">
            <text:p>209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89">
            <text:p>233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06.5">
            <text:p>278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10">
            <text:p>269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65.5">
            <text:p>2146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17.5">
            <text:p>250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01">
            <text:p>285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45">
            <text:p>260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63.5">
            <text:p>264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07.5">
            <text:p>2350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763">
            <text:p>287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72.5">
            <text:p>237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56.5">
            <text:p>209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55.5">
            <text:p>276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62.5">
            <text:p>258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76">
            <text:p>250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25.5">
            <text:p>258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51.5">
            <text:p>2195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57">
            <text:p>246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11">
            <text:p>245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11">
            <text:p>243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57.5">
            <text:p>245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98.5">
            <text:p>255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29.5">
            <text:p>253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69.5">
            <text:p>269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88.5">
            <text:p>228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29.5">
            <text:p>269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86.5">
            <text:p>277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16">
            <text:p>238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78">
            <text:p>253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14">
            <text:p>293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08.5">
            <text:p>258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215.5">
            <text:p>302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596">
            <text:p>205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40">
            <text:p>235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816">
            <text:p>288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59">
            <text:p>234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80">
            <text:p>260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71.5">
            <text:p>282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44.5">
            <text:p>2694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72">
            <text:p>273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02">
            <text:p>274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29">
            <text:p>247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09.5">
            <text:p>283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95">
            <text:p>233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25.5">
            <text:p>240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88.5">
            <text:p>247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06">
            <text:p>256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46">
            <text:p>22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29">
            <text:p>290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78.5">
            <text:p>2857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35">
            <text:p>234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83">
            <text:p>290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90">
            <text:p>239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435.5">
            <text:p>364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999.5">
            <text:p>2999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13">
            <text:p>263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821.5">
            <text:p>2882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37">
            <text:p>248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38">
            <text:p>260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25.5">
            <text:p>278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27.5">
            <text:p>2652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439.5">
            <text:p>284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40.5">
            <text:p>211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65.5">
            <text:p>2356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15">
            <text:p>245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25.5">
            <text:p>235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81">
            <text:p>275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74.5">
            <text:p>275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33">
            <text:p>240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76.5">
            <text:p>2537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47.5">
            <text:p>237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42.5">
            <text:p>2324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05">
            <text:p>25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03.5">
            <text:p>254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03.5">
            <text:p>248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02.5">
            <text:p>2200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71.5">
            <text:p>240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98.5">
            <text:p>270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91">
            <text:p>208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69.5">
            <text:p>240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74.5">
            <text:p>238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30.5">
            <text:p>248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08.5">
            <text:p>259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18.5">
            <text:p>246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45">
            <text:p>258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49">
            <text:p>246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52">
            <text:p>242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60.5">
            <text:p>270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58.5">
            <text:p>243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27.5">
            <text:p>2022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95">
            <text:p>218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44.5">
            <text:p>2034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63">
            <text:p>240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91.5">
            <text:p>2279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23.5">
            <text:p>270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77.5">
            <text:p>195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52.5">
            <text:p>2015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47">
            <text:p>254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60">
            <text:p>232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17">
            <text:p>281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47.5">
            <text:p>261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87.5">
            <text:p>269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85.5">
            <text:p>2698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52.5">
            <text:p>2185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53.5">
            <text:p>2825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99">
            <text:p>283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45">
            <text:p>259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88.5">
            <text:p>241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900">
            <text:p>279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16.5">
            <text:p>266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527">
            <text:p>295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63">
            <text:p>293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56.5">
            <text:p>230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93">
            <text:p>257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22.5">
            <text:p>2502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98">
            <text:p>247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20.5">
            <text:p>2572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39.5">
            <text:p>266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63">
            <text:p>227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88">
            <text:p>254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46">
            <text:p>285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36.5">
            <text:p>247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51">
            <text:p>256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13">
            <text:p>234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96">
            <text:p>258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84">
            <text:p>274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35">
            <text:p>221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13">
            <text:p>255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62">
            <text:p>272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40.5">
            <text:p>249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43.5">
            <text:p>289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96.5">
            <text:p>255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62.5">
            <text:p>242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99.5">
            <text:p>2739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34">
            <text:p>246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88">
            <text:p>24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17">
            <text:p>258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59">
            <text:p>254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68.5">
            <text:p>2466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26">
            <text:p>229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49">
            <text:p>232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45">
            <text:p>258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03">
            <text:p>229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96">
            <text:p>265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46">
            <text:p>214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66">
            <text:p>266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92.5">
            <text:p>276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92.5">
            <text:p>248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06">
            <text:p>240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82.5">
            <text:p>2818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61.5">
            <text:p>289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26">
            <text:p>261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61.5">
            <text:p>273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97.5">
            <text:p>243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18">
            <text:p>231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54.5">
            <text:p>268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82.5">
            <text:p>2688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38.5">
            <text:p>2693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68.5">
            <text:p>2506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189">
            <text:p>311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33">
            <text:p>245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11">
            <text:p>254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63">
            <text:p>285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45">
            <text:p>242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90.5">
            <text:p>2359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80">
            <text:p>278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57">
            <text:p>210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79.5">
            <text:p>262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83.5">
            <text:p>247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84.5">
            <text:p>208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18">
            <text:p>247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66.5">
            <text:p>224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94">
            <text:p>245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77">
            <text:p>280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10">
            <text:p>216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50.5">
            <text:p>289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49.5">
            <text:p>250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24.5">
            <text:p>265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251">
            <text:p>312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17">
            <text:p>224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00.5">
            <text:p>196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48">
            <text:p>267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69.5">
            <text:p>250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54.5">
            <text:p>246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598.5">
            <text:p>295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35">
            <text:p>228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03">
            <text:p>218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30.5">
            <text:p>254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75">
            <text:p>236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24.5">
            <text:p>252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76">
            <text:p>266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84.5">
            <text:p>248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44">
            <text:p>2904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14">
            <text:p>2191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724.5">
            <text:p>2872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90.5">
            <text:p>2659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569.5">
            <text:p>275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800.5">
            <text:p>2780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277">
            <text:p>2827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41.5">
            <text:p>2644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10">
            <text:p>2651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61">
            <text:p>2546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426">
            <text:p>2742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14.5">
            <text:p>2421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37">
            <text:p>2543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874">
            <text:p>2687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726.5">
            <text:p>2972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10.5">
            <text:p>2431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35.5">
            <text:p>2323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564.5">
            <text:p>2156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09">
            <text:p>255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71.5">
            <text:p>2447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03">
            <text:p>264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43.5">
            <text:p>2554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54">
            <text:p>2135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238">
            <text:p>2223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13">
            <text:p>2501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683.5">
            <text:p>2168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442">
            <text:p>2244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810">
            <text:p>2981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09">
            <text:p>234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67.5">
            <text:p>2496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083">
            <text:p>3008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82">
            <text:p>2708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877">
            <text:p>2787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752.5">
            <text:p>3075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328">
            <text:p>2832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08.5">
            <text:p>2490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82.5">
            <text:p>2438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74">
            <text:p>2307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36.5">
            <text:p>2773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63.5">
            <text:p>2566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839">
            <text:p>2683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040.5">
            <text:p>3004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52.5">
            <text:p>2215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708.5">
            <text:p>2070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37.5">
            <text:p>2323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43.5">
            <text:p>2214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499">
            <text:p>2249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75.5">
            <text:p>257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05">
            <text:p>2510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258.5">
            <text:p>2625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34.5">
            <text:p>2443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37.5">
            <text:p>2693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92.5">
            <text:p>2539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56.5">
            <text:p>2555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32.5">
            <text:p>2603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574">
            <text:p>2957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55.5">
            <text:p>2565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615">
            <text:p>266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2843.5">
            <text:p>3284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94.5">
            <text:p>2399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64.5">
            <text:p>2596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935.5">
            <text:p>2793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52.5">
            <text:p>2565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31.5">
            <text:p>2333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92.5">
            <text:p>2509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128">
            <text:p>2112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87">
            <text:p>2528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36">
            <text:p>2133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41">
            <text:p>2484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29">
            <text:p>2632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89">
            <text:p>2498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378">
            <text:p>2237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61.5">
            <text:p>2546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442">
            <text:p>2844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089.5">
            <text:p>2808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14">
            <text:p>2511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231.5">
            <text:p>2723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241.5">
            <text:p>2724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42">
            <text:p>2704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41">
            <text:p>2594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46.5">
            <text:p>2594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303.5">
            <text:p>2030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458.5">
            <text:p>2845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68.5">
            <text:p>2406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40.5">
            <text:p>2554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206.5">
            <text:p>2020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92">
            <text:p>2599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505">
            <text:p>2350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1216">
            <text:p>3121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25">
            <text:p>2552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95.5">
            <text:p>2519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014">
            <text:p>2801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58">
            <text:p>2215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43.5">
            <text:p>2654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74">
            <text:p>2537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89">
            <text:p>2638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52.5">
            <text:p>2525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158.5">
            <text:p>2115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122">
            <text:p>2912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365">
            <text:p>2736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388">
            <text:p>2838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22.5">
            <text:p>2572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1219">
            <text:p>3121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266.5">
            <text:p>2926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3755">
            <text:p>337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304">
            <text:p>203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10.5">
            <text:p>2431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99">
            <text:p>2139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776">
            <text:p>3077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16">
            <text:p>2651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691">
            <text:p>3069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22.5">
            <text:p>2552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631">
            <text:p>3063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367">
            <text:p>2236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885">
            <text:p>2788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809">
            <text:p>278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163">
            <text:p>2716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210">
            <text:p>2221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49">
            <text:p>2634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34">
            <text:p>2763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71.5">
            <text:p>2327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47.5">
            <text:p>2304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29">
            <text:p>2472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654.5">
            <text:p>2965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59.5">
            <text:p>2395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490">
            <text:p>2849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279.5">
            <text:p>2227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08.5">
            <text:p>2290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18">
            <text:p>267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254.5">
            <text:p>2125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700">
            <text:p>2870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196">
            <text:p>2819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518.5">
            <text:p>2851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63.5">
            <text:p>2506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774.5">
            <text:p>2877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67">
            <text:p>2766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73.5">
            <text:p>2197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516">
            <text:p>2851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32.5">
            <text:p>2373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67.5">
            <text:p>2436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58">
            <text:p>2335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69">
            <text:p>2486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63.5">
            <text:p>2526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569.5">
            <text:p>235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114.5">
            <text:p>2711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06">
            <text:p>249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974.5">
            <text:p>2897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66">
            <text:p>2576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35">
            <text:p>2493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33">
            <text:p>2253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74">
            <text:p>2647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61">
            <text:p>2216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09">
            <text:p>244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95.5">
            <text:p>2709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03.5">
            <text:p>2290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37.5">
            <text:p>2303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83.5">
            <text:p>2448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593">
            <text:p>2459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283.5">
            <text:p>2828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92">
            <text:p>2199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92.5">
            <text:p>2539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092">
            <text:p>3009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518">
            <text:p>245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53">
            <text:p>2465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049">
            <text:p>2804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692.5">
            <text:p>2969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29">
            <text:p>2362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80">
            <text:p>2488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87.5">
            <text:p>2578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01.5">
            <text:p>2550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69">
            <text:p>2706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169.5">
            <text:p>271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497">
            <text:p>2749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69.5">
            <text:p>234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12.5">
            <text:p>2391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50">
            <text:p>234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67">
            <text:p>2406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735.5">
            <text:p>2973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01.5">
            <text:p>2560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3179">
            <text:p>3317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669.5">
            <text:p>226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23.5">
            <text:p>2642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41">
            <text:p>2554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75.5">
            <text:p>270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44">
            <text:p>2414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551.5">
            <text:p>2855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123">
            <text:p>2712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69">
            <text:p>2766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996">
            <text:p>2899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549.5">
            <text:p>2754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85.5">
            <text:p>2288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46.5">
            <text:p>2544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36">
            <text:p>2423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915.5">
            <text:p>3091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10.5">
            <text:p>2631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982">
            <text:p>2998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55">
            <text:p>255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69">
            <text:p>2516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60">
            <text:p>2196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18.5">
            <text:p>2541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54">
            <text:p>2445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272">
            <text:p>2027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179.5">
            <text:p>2917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427">
            <text:p>2242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1111.5">
            <text:p>3111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23.5">
            <text:p>2672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575.5">
            <text:p>245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267.5">
            <text:p>2126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235.5">
            <text:p>2623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164">
            <text:p>2816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79.5">
            <text:p>2507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16.5">
            <text:p>2581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96.5">
            <text:p>2349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304.5">
            <text:p>2730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80.5">
            <text:p>2558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06.5">
            <text:p>2640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960.5">
            <text:p>2896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414">
            <text:p>2941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08.5">
            <text:p>2550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490">
            <text:p>2849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30">
            <text:p>2363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23.5">
            <text:p>2692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95">
            <text:p>263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884.5">
            <text:p>2688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58.5">
            <text:p>2335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126">
            <text:p>1712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50">
            <text:p>256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21">
            <text:p>2572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85.5">
            <text:p>2698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55">
            <text:p>236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308.5">
            <text:p>2830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122">
            <text:p>2712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456.5">
            <text:p>2745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36.5">
            <text:p>2403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36.5">
            <text:p>2473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68.5">
            <text:p>2696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691.5">
            <text:p>2669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10">
            <text:p>2541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75.5">
            <text:p>260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33.5">
            <text:p>2673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92">
            <text:p>2409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10">
            <text:p>2491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45">
            <text:p>254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24">
            <text:p>2512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69.5">
            <text:p>238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25.5">
            <text:p>2462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789">
            <text:p>2978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26.5">
            <text:p>2392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87.5">
            <text:p>2768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09.5">
            <text:p>244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63">
            <text:p>197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76">
            <text:p>2437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81.5">
            <text:p>289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24.5">
            <text:p>250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72.5">
            <text:p>242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95">
            <text:p>271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03.5">
            <text:p>258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31.5">
            <text:p>264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843.5">
            <text:p>318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35">
            <text:p>244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39.5">
            <text:p>255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02.5">
            <text:p>257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86">
            <text:p>213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54">
            <text:p>266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747.5">
            <text:p>2974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6">
            <text:p>241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93.5">
            <text:p>239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3.5">
            <text:p>245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30.5">
            <text:p>2383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83">
            <text:p>250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229.5">
            <text:p>312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61.5">
            <text:p>208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06">
            <text:p>274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65">
            <text:p>274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1">
            <text:p>240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00.5">
            <text:p>2610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56">
            <text:p>246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03.5">
            <text:p>279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75.5">
            <text:p>231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278.5">
            <text:p>292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55">
            <text:p>255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09.5">
            <text:p>235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67.5">
            <text:p>2556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20">
            <text:p>260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83">
            <text:p>244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21">
            <text:p>269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60">
            <text:p>245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18">
            <text:p>260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51.5">
            <text:p>2475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13.5">
            <text:p>2451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061.5">
            <text:p>310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05.5">
            <text:p>2570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10">
            <text:p>277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73">
            <text:p>251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77">
            <text:p>243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393">
            <text:p>29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85">
            <text:p>231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56">
            <text:p>229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51">
            <text:p>239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23">
            <text:p>245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82.5">
            <text:p>2598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04.5">
            <text:p>2560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53.5">
            <text:p>2245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99">
            <text:p>223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49">
            <text:p>227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99">
            <text:p>259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260.5">
            <text:p>302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23.5">
            <text:p>2552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16.5">
            <text:p>225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561">
            <text:p>295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86.5">
            <text:p>215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121">
            <text:p>191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02.5">
            <text:p>229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55">
            <text:p>249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271">
            <text:p>2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363">
            <text:p>293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56.5">
            <text:p>2625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85.5">
            <text:p>2518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14">
            <text:p>279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86">
            <text:p>247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25.5">
            <text:p>271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09.5">
            <text:p>258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43.5">
            <text:p>261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58">
            <text:p>249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51.5">
            <text:p>2155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87.5">
            <text:p>241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08.5">
            <text:p>274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26.5">
            <text:p>268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02.5">
            <text:p>262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460">
            <text:p>334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91">
            <text:p>260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354">
            <text:p>303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60.5">
            <text:p>257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60">
            <text:p>260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527.5">
            <text:p>345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780.5">
            <text:p>2978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47">
            <text:p>228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57.5">
            <text:p>264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85.5">
            <text:p>2828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78">
            <text:p>244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24">
            <text:p>275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72">
            <text:p>243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65.5">
            <text:p>272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82">
            <text:p>276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76.5">
            <text:p>252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64.5">
            <text:p>2206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16.5">
            <text:p>262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854.5">
            <text:p>288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90">
            <text:p>227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26">
            <text:p>230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09.5">
            <text:p>218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24">
            <text:p>258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76">
            <text:p>2427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83">
            <text:p>242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74.5">
            <text:p>275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38.5">
            <text:p>2533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13.5">
            <text:p>2571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33.5">
            <text:p>275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99.5">
            <text:p>214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85">
            <text:p>222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68.5">
            <text:p>243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11">
            <text:p>254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8">
            <text:p>240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39">
            <text:p>220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75.5">
            <text:p>258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29.5">
            <text:p>255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13">
            <text:p>263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84.5">
            <text:p>215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97.5">
            <text:p>2249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68.5">
            <text:p>226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67">
            <text:p>25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22">
            <text:p>268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99">
            <text:p>244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72">
            <text:p>252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96">
            <text:p>281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64">
            <text:p>248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71.5">
            <text:p>2687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91">
            <text:p>289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66.5">
            <text:p>2546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12.5">
            <text:p>2301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15">
            <text:p>26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22.5">
            <text:p>270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42.5">
            <text:p>276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42.5">
            <text:p>275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74.5">
            <text:p>254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46">
            <text:p>230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66.5">
            <text:p>2546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26.5">
            <text:p>253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82">
            <text:p>268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54.5">
            <text:p>247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92">
            <text:p>282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21.5">
            <text:p>2862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87.5">
            <text:p>262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140.5">
            <text:p>311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63.5">
            <text:p>2796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47.5">
            <text:p>2694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37">
            <text:p>227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37.5">
            <text:p>279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73">
            <text:p>212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37.5">
            <text:p>234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11.5">
            <text:p>192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87.5">
            <text:p>257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586.5">
            <text:p>285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76">
            <text:p>2647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42">
            <text:p>270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54">
            <text:p>265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14">
            <text:p>276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52">
            <text:p>238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19.5">
            <text:p>2561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94">
            <text:p>262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66">
            <text:p>244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893.5">
            <text:p>318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241.5">
            <text:p>292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70.5">
            <text:p>2867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97">
            <text:p>242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25.5">
            <text:p>222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41">
            <text:p>254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05">
            <text:p>279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68.5">
            <text:p>274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79.5">
            <text:p>2517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308">
            <text:p>293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84.5">
            <text:p>282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86.5">
            <text:p>261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77">
            <text:p>300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35">
            <text:p>265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51">
            <text:p>261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79">
            <text:p>268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132.5">
            <text:p>301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75.5">
            <text:p>246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56">
            <text:p>229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55.5">
            <text:p>251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32.5">
            <text:p>249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21.5">
            <text:p>2732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81">
            <text:p>280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56">
            <text:p>218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26">
            <text:p>275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59">
            <text:p>251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82.5">
            <text:p>2398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93.5">
            <text:p>245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365">
            <text:p>313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39.5">
            <text:p>237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44">
            <text:p>255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792.5">
            <text:p>2979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55">
            <text:p>237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27.5">
            <text:p>256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03">
            <text:p>238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225">
            <text:p>292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29">
            <text:p>24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69.5">
            <text:p>272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06">
            <text:p>257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23.5">
            <text:p>2422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64">
            <text:p>262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81.5">
            <text:p>279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22.5">
            <text:p>286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53.5">
            <text:p>2235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90.5">
            <text:p>249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08">
            <text:p>242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65.5">
            <text:p>248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85">
            <text:p>233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87.5">
            <text:p>219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747">
            <text:p>287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45">
            <text:p>258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95">
            <text:p>237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26.5">
            <text:p>243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38.5">
            <text:p>2643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797">
            <text:p>287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96.5">
            <text:p>212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34.5">
            <text:p>2803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95.5">
            <text:p>202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20.5">
            <text:p>272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56">
            <text:p>256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81.5">
            <text:p>252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492">
            <text:p>294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16">
            <text:p>269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86.5">
            <text:p>281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15">
            <text:p>242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45">
            <text:p>247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52.5">
            <text:p>213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60">
            <text:p>247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21">
            <text:p>244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058">
            <text:p>310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24.5">
            <text:p>214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86.5">
            <text:p>265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58">
            <text:p>245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19">
            <text:p>263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19.5">
            <text:p>2791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27">
            <text:p>23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34">
            <text:p>228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52.5">
            <text:p>246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59.5">
            <text:p>2715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42">
            <text:p>231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99.5">
            <text:p>260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11.5">
            <text:p>260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21">
            <text:p>218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57">
            <text:p>281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91">
            <text:p>265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11">
            <text:p>238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82">
            <text:p>248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82">
            <text:p>231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10">
            <text:p>2561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884.5">
            <text:p>2688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551">
            <text:p>3155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526">
            <text:p>2752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14.5">
            <text:p>2601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489">
            <text:p>2748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68.5">
            <text:p>2606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254">
            <text:p>2225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26">
            <text:p>2702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292.5">
            <text:p>272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762.5">
            <text:p>2776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855">
            <text:p>2085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79.5">
            <text:p>2277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753">
            <text:p>3075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38.5">
            <text:p>270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30.5">
            <text:p>2513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09.5">
            <text:p>2670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71.5">
            <text:p>2647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247.5">
            <text:p>2124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318.5">
            <text:p>3031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24">
            <text:p>2432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585.5">
            <text:p>2758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13">
            <text:p>2451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119">
            <text:p>3011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977.5">
            <text:p>2897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406.5">
            <text:p>2840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45">
            <text:p>2654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271">
            <text:p>282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19.5">
            <text:p>2631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938">
            <text:p>2893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80.5">
            <text:p>2658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39.5">
            <text:p>2363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256.5">
            <text:p>2925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55.5">
            <text:p>2465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005.5">
            <text:p>2800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78">
            <text:p>2527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09">
            <text:p>2510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575.5">
            <text:p>2857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396.5">
            <text:p>2739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52.5">
            <text:p>2265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12.5">
            <text:p>2551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20">
            <text:p>2762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91.5">
            <text:p>2719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744">
            <text:p>2174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83">
            <text:p>2548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602.5">
            <text:p>3160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40">
            <text:p>258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266">
            <text:p>2326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94">
            <text:p>2629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29.5">
            <text:p>2692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940.5">
            <text:p>2194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823.5">
            <text:p>2682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62">
            <text:p>2316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17.5">
            <text:p>2701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933">
            <text:p>2093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38">
            <text:p>2493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256">
            <text:p>2225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658">
            <text:p>2665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566.5">
            <text:p>2756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00.5">
            <text:p>2490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801">
            <text:p>2880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80.5">
            <text:p>2718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815">
            <text:p>2381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640">
            <text:p>256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54">
            <text:p>2585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65">
            <text:p>2336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843.5">
            <text:p>2884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78">
            <text:p>2767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32">
            <text:p>2693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815">
            <text:p>2181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338.5">
            <text:p>283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115.5">
            <text:p>3111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928.5">
            <text:p>2892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32">
            <text:p>2483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386.5">
            <text:p>2838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906">
            <text:p>239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08.5">
            <text:p>2620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32">
            <text:p>2703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22.5">
            <text:p>257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31.5">
            <text:p>2543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535.5">
            <text:p>2953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73.5">
            <text:p>2577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875.5">
            <text:p>3087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76.5">
            <text:p>2467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120">
            <text:p>2212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403.5">
            <text:p>3140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119.5">
            <text:p>2211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763.5">
            <text:p>287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808.5">
            <text:p>3080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704.5">
            <text:p>2770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23.5">
            <text:p>2512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31.5">
            <text:p>2373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096">
            <text:p>2809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925">
            <text:p>2392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76">
            <text:p>2297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105.5">
            <text:p>3010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18">
            <text:p>2331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967">
            <text:p>2796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228.5">
            <text:p>3022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796">
            <text:p>2979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140">
            <text:p>261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177">
            <text:p>2217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09">
            <text:p>2580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692.5">
            <text:p>286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36">
            <text:p>216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748.5">
            <text:p>2874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92.5">
            <text:p>241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18">
            <text:p>2701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260.5">
            <text:p>3026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72.5">
            <text:p>2347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765.5">
            <text:p>2976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33">
            <text:p>2593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00.5">
            <text:p>2460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01.5">
            <text:p>2670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74">
            <text:p>2307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56">
            <text:p>2295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70.5">
            <text:p>255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989.5">
            <text:p>2898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318.5">
            <text:p>2531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08">
            <text:p>2600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812.5">
            <text:p>3181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41">
            <text:p>2454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69">
            <text:p>2656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537">
            <text:p>2853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22.5">
            <text:p>257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749.5">
            <text:p>2874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980.5">
            <text:p>2198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2628">
            <text:p>3262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585.5">
            <text:p>2858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08">
            <text:p>2590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688">
            <text:p>2568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52">
            <text:p>2335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009">
            <text:p>3000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00">
            <text:p>2520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151">
            <text:p>2915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208">
            <text:p>2720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70.5">
            <text:p>248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95.5">
            <text:p>2549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08.5">
            <text:p>2700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13.5">
            <text:p>2691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212">
            <text:p>2721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2438.5">
            <text:p>324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21.5">
            <text:p>2642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80.5">
            <text:p>2368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97">
            <text:p>2659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114.5">
            <text:p>2911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222">
            <text:p>2922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60.5">
            <text:p>2676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72">
            <text:p>2427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08.5">
            <text:p>2700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95.5">
            <text:p>2639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027">
            <text:p>2502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198">
            <text:p>2619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44">
            <text:p>2524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77.5">
            <text:p>2307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309.5">
            <text:p>2730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62">
            <text:p>2526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266">
            <text:p>2026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13">
            <text:p>2341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761.5">
            <text:p>217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89.5">
            <text:p>2248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80">
            <text:p>2418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115.5">
            <text:p>2811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00.5">
            <text:p>2400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75">
            <text:p>2577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635">
            <text:p>306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73.5">
            <text:p>2487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880.5">
            <text:p>2988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38.5">
            <text:p>246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806">
            <text:p>218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91.5">
            <text:p>2359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39">
            <text:p>2463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07">
            <text:p>2640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95">
            <text:p>2259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019.5">
            <text:p>2801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74">
            <text:p>2317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470.5">
            <text:p>304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24">
            <text:p>2492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86">
            <text:p>2558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48">
            <text:p>2654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57.5">
            <text:p>2645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63.5">
            <text:p>251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2047">
            <text:p>3204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40.5">
            <text:p>2414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362.5">
            <text:p>2736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849">
            <text:p>2684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17.5">
            <text:p>2371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70">
            <text:p>2767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87">
            <text:p>2698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746">
            <text:p>2474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91.5">
            <text:p>2559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931.5">
            <text:p>2893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37">
            <text:p>2333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93.5">
            <text:p>2259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434">
            <text:p>2943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54.5">
            <text:p>2625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568.5">
            <text:p>2156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68">
            <text:p>2546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42.5">
            <text:p>2364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322">
            <text:p>2832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396.5">
            <text:p>3039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42.5">
            <text:p>2204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18.5">
            <text:p>2201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109.5">
            <text:p>2810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72.5">
            <text:p>2637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05">
            <text:p>2300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75.5">
            <text:p>2547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506">
            <text:p>285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38.5">
            <text:p>241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44.5">
            <text:p>2604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71">
            <text:p>242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11.5">
            <text:p>2571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327">
            <text:p>3032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29">
            <text:p>2412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46.5">
            <text:p>2644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28.5">
            <text:p>2622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412">
            <text:p>2941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76.5">
            <text:p>2347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623.5">
            <text:p>2862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50">
            <text:p>2205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594.5">
            <text:p>2759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63.5">
            <text:p>236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2153.5">
            <text:p>321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37.5">
            <text:p>2603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839">
            <text:p>2683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47">
            <text:p>2444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47.5">
            <text:p>2604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76">
            <text:p>2257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60">
            <text:p>2606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135.5">
            <text:p>3113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34.5">
            <text:p>2643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05">
            <text:p>2510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53">
            <text:p>2695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20.5">
            <text:p>2692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035">
            <text:p>290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888.5">
            <text:p>2388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30">
            <text:p>2313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913.5">
            <text:p>2991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43">
            <text:p>2454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524.5">
            <text:p>2952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43">
            <text:p>2334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40">
            <text:p>271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550.5">
            <text:p>2855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25.5">
            <text:p>2362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94">
            <text:p>2409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990.5">
            <text:p>2199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78">
            <text:p>2547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790.5">
            <text:p>2979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45">
            <text:p>2694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908">
            <text:p>2890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54.5">
            <text:p>2435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620">
            <text:p>296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23.5">
            <text:p>2512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881.5">
            <text:p>298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59">
            <text:p>239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07">
            <text:p>230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51">
            <text:p>256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59.5">
            <text:p>266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94.5">
            <text:p>246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408">
            <text:p>294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60">
            <text:p>279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73">
            <text:p>269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57.5">
            <text:p>274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337">
            <text:p>293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19">
            <text:p>316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80">
            <text:p>262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202.5">
            <text:p>302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82">
            <text:p>265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18">
            <text:p>264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03">
            <text:p>234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70">
            <text:p>229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16.5">
            <text:p>2431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70">
            <text:p>267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73">
            <text:p>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22.5">
            <text:p>231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28.5">
            <text:p>265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32">
            <text:p>240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57.5">
            <text:p>250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55">
            <text:p>273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52">
            <text:p>239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86">
            <text:p>281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203.5">
            <text:p>3220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73.5">
            <text:p>2277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552.5">
            <text:p>195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23">
            <text:p>275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35.5">
            <text:p>213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44.5">
            <text:p>271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76.5">
            <text:p>247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92">
            <text:p>266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86">
            <text:p>270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09">
            <text:p>273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30.5">
            <text:p>235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72.5">
            <text:p>271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30">
            <text:p>235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34.5">
            <text:p>2603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34">
            <text:p>269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58.5">
            <text:p>269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282">
            <text:p>322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44">
            <text:p>247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33">
            <text:p>248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08.5">
            <text:p>2670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59.5">
            <text:p>251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93.5">
            <text:p>2579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15.5">
            <text:p>2411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37">
            <text:p>252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79.5">
            <text:p>254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72.5">
            <text:p>261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86.5">
            <text:p>2878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82">
            <text:p>244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24.5">
            <text:p>260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24.5">
            <text:p>251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929.5">
            <text:p>2992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60">
            <text:p>273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86">
            <text:p>243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96">
            <text:p>300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97">
            <text:p>223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48.5">
            <text:p>273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60">
            <text:p>291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47.5">
            <text:p>2834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927">
            <text:p>299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22.5">
            <text:p>260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52.5">
            <text:p>276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68.5">
            <text:p>238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66.5">
            <text:p>234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18.5">
            <text:p>229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49">
            <text:p>257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76.5">
            <text:p>269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59.5">
            <text:p>260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56.5">
            <text:p>209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296.5">
            <text:p>292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64">
            <text:p>230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94.5">
            <text:p>272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76">
            <text:p>256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44.5">
            <text:p>289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69.5">
            <text:p>269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11">
            <text:p>278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41">
            <text:p>244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78.5">
            <text:p>214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73.5">
            <text:p>2527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4">
            <text:p>220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78.5">
            <text:p>238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90">
            <text:p>223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10.5">
            <text:p>2411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09">
            <text:p>271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95">
            <text:p>233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47">
            <text:p>219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24">
            <text:p>234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28">
            <text:p>278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71.5">
            <text:p>261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12">
            <text:p>206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78">
            <text:p>284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388">
            <text:p>293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76.5">
            <text:p>267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57">
            <text:p>300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13">
            <text:p>260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82">
            <text:p>238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57.5">
            <text:p>263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90.5">
            <text:p>279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91">
            <text:p>237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41.5">
            <text:p>255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01">
            <text:p>260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85.5">
            <text:p>2548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41.5">
            <text:p>291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64.5">
            <text:p>261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24">
            <text:p>253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98">
            <text:p>217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23">
            <text:p>246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13.5">
            <text:p>295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49.5">
            <text:p>2804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88.5">
            <text:p>2298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06">
            <text:p>266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34.5">
            <text:p>2813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84.5">
            <text:p>235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95">
            <text:p>253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19">
            <text:p>262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12">
            <text:p>273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33.5">
            <text:p>261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09.5">
            <text:p>241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83.5">
            <text:p>2508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66">
            <text:p>218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633">
            <text:p>296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59.5">
            <text:p>264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21">
            <text:p>244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69.5">
            <text:p>288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13">
            <text:p>250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25">
            <text:p>273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48">
            <text:p>231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46">
            <text:p>270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256.5">
            <text:p>302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93.5">
            <text:p>2959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148">
            <text:p>301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56">
            <text:p>262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27.5">
            <text:p>261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33.5">
            <text:p>265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76.5">
            <text:p>253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06.5">
            <text:p>250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60">
            <text:p>273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59.5">
            <text:p>262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95.5">
            <text:p>2599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63">
            <text:p>287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91">
            <text:p>241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39">
            <text:p>204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02.5">
            <text:p>246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37.5">
            <text:p>2543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84.5">
            <text:p>264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65.5">
            <text:p>2566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645.5">
            <text:p>286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318.5">
            <text:p>293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92">
            <text:p>247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81">
            <text:p>235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39.5">
            <text:p>2423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88">
            <text:p>288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677.5">
            <text:p>2867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53">
            <text:p>221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58">
            <text:p>268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480.5">
            <text:p>294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87.5">
            <text:p>2508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28.5">
            <text:p>295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61.5">
            <text:p>295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40">
            <text:p>245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626">
            <text:p>306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76.5">
            <text:p>223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80.5">
            <text:p>272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07">
            <text:p>281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49">
            <text:p>267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86">
            <text:p>258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08">
            <text:p>266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35.5">
            <text:p>260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78">
            <text:p>268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41">
            <text:p>267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75">
            <text:p>266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94.5">
            <text:p>222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09">
            <text:p>270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71.5">
            <text:p>265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68.5">
            <text:p>242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46">
            <text:p>227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95.5">
            <text:p>2779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44.5">
            <text:p>266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526.5">
            <text:p>1852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20">
            <text:p>266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07.5">
            <text:p>2280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740.5">
            <text:p>297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59.5">
            <text:p>244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957.5">
            <text:p>299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27">
            <text:p>257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45.5">
            <text:p>237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85">
            <text:p>277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23.5">
            <text:p>2742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52.5">
            <text:p>284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20">
            <text:p>227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60.5">
            <text:p>2736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68">
            <text:p>20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06.5">
            <text:p>199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79.5">
            <text:p>246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76.5">
            <text:p>221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33.5">
            <text:p>265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67">
            <text:p>261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90">
            <text:p>250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95">
            <text:p>211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40.5">
            <text:p>279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02.5">
            <text:p>281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99.5">
            <text:p>226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02">
            <text:p>216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869.5">
            <text:p>308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83">
            <text:p>279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96">
            <text:p>259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51.5">
            <text:p>291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97">
            <text:p>266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94.5">
            <text:p>248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36">
            <text:p>289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46">
            <text:p>240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94">
            <text:p>283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77.5">
            <text:p>2237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687.5">
            <text:p>3068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635">
            <text:p>296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78.5">
            <text:p>287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68">
            <text:p>269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68">
            <text:p>271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54">
            <text:p>250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71.5">
            <text:p>278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94.5">
            <text:p>288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00.5">
            <text:p>239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39">
            <text:p>248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25.5">
            <text:p>283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54">
            <text:p>255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85">
            <text:p>212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52.5">
            <text:p>237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57">
            <text:p>210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07">
            <text:p>251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23">
            <text:p>244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84.5">
            <text:p>250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63">
            <text:p>240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56.5">
            <text:p>269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64">
            <text:p>289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20.5">
            <text:p>254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23.5">
            <text:p>2522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02">
            <text:p>260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377">
            <text:p>313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038.5">
            <text:p>290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20.5">
            <text:p>259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45.5">
            <text:p>23645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43:20</meta:creation-date>
    <dc:date>2012-11-12T19:44:53</dc:date>
    <dc:creator>Andrea Borghesi</dc:creator>
    <meta:editing-duration>P0D</meta:editing-duration>
    <meta:editing-cycles>1</meta:editing-cycles>
    <meta:document-statistic meta:table-count="3" meta:cell-count="4500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98cm" svg:height="9.005cm" xlink:href=".." xlink:type="simple" chart:class="chart:bar" chart:style-name="ch1">
        <chart:legend chart:legend-position="end" svg:x="24.335cm" svg:y="3.954cm" style:legend-expansion="high" chart:style-name="ch2"/>
        <chart:plot-area chart:style-name="ch3" table:cell-range-address="Sheet1.A1:Sheet1.B2250" svg:x="0.981cm" svg:y="0.855cm" svg:width="22.292cm" svg:height="7.55cm">
          <chartooo:coordinate-region svg:x="2.158cm" svg:y="1.055cm" svg:width="21.115cm" svg:height="6.3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250" chart:class="chart:bar">
            <chart:data-point chart:repeated="2250"/>
          </chart:series>
          <chart:series chart:style-name="ch8" chart:values-cell-range-address="Sheet1.B1:Sheet1.B2250" chart:class="chart:bar">
            <chart:data-point chart:repeated="2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22398.5">
                <text:p>22398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997.5">
                <text:p>2499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639.5">
                <text:p>2563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4665.5">
                <text:p>2466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2822.5">
                <text:p>228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6795.5">
                <text:p>2679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6857.5">
                <text:p>268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7779">
                <text:p>27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0894">
                <text:p>30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3492.5">
                <text:p>2349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6055.5">
                <text:p>2605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8109">
                <text:p>18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4698.5">
                <text:p>2469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9670">
                <text:p>296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6238">
                <text:p>26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5420.5">
                <text:p>2542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9444">
                <text:p>29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0529">
                <text:p>20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2426.5">
                <text:p>2242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205.5">
                <text:p>2020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6677.5">
                <text:p>2667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2242.5">
                <text:p>2224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5144.5">
                <text:p>2514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6443.5">
                <text:p>2644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4870.5">
                <text:p>2487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30573">
                <text:p>30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5257">
                <text:p>25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8295.5">
                <text:p>2829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4502.5">
                <text:p>2450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4878.5">
                <text:p>2487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222.5">
                <text:p>2322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3720">
                <text:p>237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6581.5">
                <text:p>2658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5578.5">
                <text:p>25578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1990.5">
                <text:p>2199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357">
                <text:p>273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1220.5">
                <text:p>2122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9974">
                <text:p>299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7098.5">
                <text:p>27098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5349.5">
                <text:p>25349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7565">
                <text:p>27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6175.5">
                <text:p>2617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7626.5">
                <text:p>1762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3767">
                <text:p>23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8431.5">
                <text:p>2843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3353">
                <text:p>23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5941.5">
                <text:p>2594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5352.5">
                <text:p>2535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8216">
                <text:p>28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5989">
                <text:p>259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9820.5">
                <text:p>2982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3777">
                <text:p>23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7569.5">
                <text:p>27569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7589.5">
                <text:p>2758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7611.5">
                <text:p>2761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31218.5">
                <text:p>3121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8768.5">
                <text:p>28768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9706.5">
                <text:p>2970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5351.5">
                <text:p>2535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8786">
                <text:p>287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5333">
                <text:p>25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340.5">
                <text:p>2234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4165.5">
                <text:p>24165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6103.5">
                <text:p>26103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1390.5">
                <text:p>2139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5220">
                <text:p>252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4477">
                <text:p>24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0202">
                <text:p>20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8163">
                <text:p>28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2491">
                <text:p>22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4323">
                <text:p>24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3597">
                <text:p>235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1291.5">
                <text:p>2129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5041.5">
                <text:p>2504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8567.5">
                <text:p>28567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8853">
                <text:p>28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5778.5">
                <text:p>25778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8557.5">
                <text:p>28557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7017">
                <text:p>27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3005.5">
                <text:p>23005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7054.5">
                <text:p>27054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4352.5">
                <text:p>2435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4691.5">
                <text:p>2469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8803">
                <text:p>288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8596.5">
                <text:p>28596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6442.5">
                <text:p>26442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31067.5">
                <text:p>31067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6927">
                <text:p>26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3566">
                <text:p>235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1881.5">
                <text:p>2188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5768.5">
                <text:p>25768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7228">
                <text:p>27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4187">
                <text:p>241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5251.5">
                <text:p>25251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6970">
                <text:p>269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2647.5">
                <text:p>22647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4450.5">
                <text:p>2445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8548">
                <text:p>28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7149.5">
                <text:p>27149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5565.5">
                <text:p>2556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4896.5">
                <text:p>24896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30095">
                <text:p>30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7863">
                <text:p>17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5442">
                <text:p>25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0483">
                <text:p>204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8192">
                <text:p>28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8387">
                <text:p>283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6678.5">
                <text:p>1667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8889.5">
                <text:p>28889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6277">
                <text:p>262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2820.5">
                <text:p>2282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3214">
                <text:p>232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2231.5">
                <text:p>22231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3703.5">
                <text:p>23703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7160.5">
                <text:p>27160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2433.5">
                <text:p>22433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6694.5">
                <text:p>26694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4280.5">
                <text:p>2428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2775">
                <text:p>227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3521.5">
                <text:p>2352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5784.5">
                <text:p>25784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3170">
                <text:p>231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5765">
                <text:p>257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6434">
                <text:p>264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9228">
                <text:p>19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7423.5">
                <text:p>27423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4910.5">
                <text:p>24910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2469.5">
                <text:p>22469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1460">
                <text:p>214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3427">
                <text:p>23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6020.5">
                <text:p>26020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4615.5">
                <text:p>24615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4500.5">
                <text:p>2450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30148.5">
                <text:p>30148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4916.5">
                <text:p>24916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3810.5">
                <text:p>23810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2435.5">
                <text:p>22435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1516.5">
                <text:p>21516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5958">
                <text:p>259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5041">
                <text:p>25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2729.5">
                <text:p>22729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7987">
                <text:p>279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7710.5">
                <text:p>2771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3906">
                <text:p>239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9158.5">
                <text:p>19158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4572">
                <text:p>245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5068">
                <text:p>250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8269.5">
                <text:p>28269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3350">
                <text:p>233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5384">
                <text:p>253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9758.5">
                <text:p>2975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3200.5">
                <text:p>23200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5032.5">
                <text:p>25032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5313">
                <text:p>25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3982">
                <text:p>239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7658">
                <text:p>276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6578.5">
                <text:p>26578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0015.5">
                <text:p>2001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32519">
                <text:p>32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8649">
                <text:p>286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0919">
                <text:p>20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4778">
                <text:p>24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395">
                <text:p>23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1877">
                <text:p>218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5951.5">
                <text:p>25951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7697">
                <text:p>276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0729.5">
                <text:p>20729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5264">
                <text:p>252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6919">
                <text:p>269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3052.5">
                <text:p>2305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6251">
                <text:p>262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2638">
                <text:p>22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7936.5">
                <text:p>27936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6677">
                <text:p>266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0941.5">
                <text:p>2094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32841.5">
                <text:p>32841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30089.5">
                <text:p>30089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3774">
                <text:p>237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7828.5">
                <text:p>27828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2318.5">
                <text:p>22318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6287.5">
                <text:p>26287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6051.5">
                <text:p>2605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7919.5">
                <text:p>27919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3713.5">
                <text:p>23713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2769">
                <text:p>227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8472.5">
                <text:p>2847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9953">
                <text:p>199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3827">
                <text:p>238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6355.5">
                <text:p>26355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6358.5">
                <text:p>26358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6388">
                <text:p>263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9243">
                <text:p>29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7831">
                <text:p>278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5566">
                <text:p>255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4418">
                <text:p>244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3621.5">
                <text:p>23621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7580.5">
                <text:p>2758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7473">
                <text:p>27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2718.5">
                <text:p>22718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4875.5">
                <text:p>24875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8521">
                <text:p>285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7623">
                <text:p>276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5383">
                <text:p>253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4626">
                <text:p>246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1485">
                <text:p>214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9656">
                <text:p>19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7930.5">
                <text:p>2793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5675.5">
                <text:p>25675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5714.5">
                <text:p>25714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2469.5">
                <text:p>22469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5249.5">
                <text:p>25249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1805.5">
                <text:p>21805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6814">
                <text:p>268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5169.5">
                <text:p>25169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4239">
                <text:p>242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7683.5">
                <text:p>27683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8053">
                <text:p>280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4633.5">
                <text:p>24633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4212.5">
                <text:p>2421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9663.5">
                <text:p>29663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5011">
                <text:p>250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3187">
                <text:p>231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6250.5">
                <text:p>26250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1656.5">
                <text:p>21656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23234">
                <text:p>232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24168">
                <text:p>241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6685.5">
                <text:p>26685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22088.5">
                <text:p>22088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2580">
                <text:p>225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7150.5">
                <text:p>2715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27668.5">
                <text:p>27668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6059">
                <text:p>260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5265.5">
                <text:p>25265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2029.5">
                <text:p>22029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28093.5">
                <text:p>28093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3128.5">
                <text:p>23128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1642">
                <text:p>216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3563">
                <text:p>235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20511.5">
                <text:p>20511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29679.5">
                <text:p>29679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5987">
                <text:p>259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24176.5">
                <text:p>24176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3812">
                <text:p>238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5814.5">
                <text:p>2581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7639.5">
                <text:p>27639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26949.5">
                <text:p>26949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1905.5">
                <text:p>21905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2747">
                <text:p>227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8897">
                <text:p>288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7058.5">
                <text:p>27058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24425">
                <text:p>244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4731.5">
                <text:p>24731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1707.5">
                <text:p>21707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25574.5">
                <text:p>2557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5368">
                <text:p>253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6768">
                <text:p>267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23887.5">
                <text:p>23887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2806.5">
                <text:p>22806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4435">
                <text:p>244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8636">
                <text:p>286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4741">
                <text:p>247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5319">
                <text:p>253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30232.5">
                <text:p>30232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3995">
                <text:p>239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3048.5">
                <text:p>23048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30517">
                <text:p>305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8335.5">
                <text:p>28335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5603">
                <text:p>256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8369.5">
                <text:p>28369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26612">
                <text:p>266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7830.5">
                <text:p>2783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27515.5">
                <text:p>27515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6150">
                <text:p>261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30886.5">
                <text:p>30886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8059.5">
                <text:p>28059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5991.5">
                <text:p>25991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7567">
                <text:p>275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26601.5">
                <text:p>26601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6135.5">
                <text:p>26135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25298">
                <text:p>252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2417.5">
                <text:p>22417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25808">
                <text:p>258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7483">
                <text:p>274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4591.5">
                <text:p>24591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7593">
                <text:p>275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5418.5">
                <text:p>25418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4560">
                <text:p>2456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23486">
                <text:p>234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2654.5">
                <text:p>22654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5165.5">
                <text:p>25165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30525.5">
                <text:p>30525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3156">
                <text:p>231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5943.5">
                <text:p>25943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7171">
                <text:p>271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3517.5">
                <text:p>23517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6439.5">
                <text:p>26439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4392.5">
                <text:p>24392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5327.5">
                <text:p>25327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4144">
                <text:p>241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23555">
                <text:p>235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9902">
                <text:p>299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22432.5">
                <text:p>22432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8503.5">
                <text:p>28503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25414.5">
                <text:p>25414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22613.5">
                <text:p>22613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9538">
                <text:p>295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4621">
                <text:p>246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1668">
                <text:p>216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3503.5">
                <text:p>23503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24758">
                <text:p>247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29548">
                <text:p>295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4116">
                <text:p>241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1131">
                <text:p>211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25072.5">
                <text:p>2507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2516.5">
                <text:p>22516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8459">
                <text:p>284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26878.5">
                <text:p>26878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3996">
                <text:p>239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4770">
                <text:p>247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5556.5">
                <text:p>25556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7579.5">
                <text:p>27579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2692">
                <text:p>226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5543.5">
                <text:p>25543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22835">
                <text:p>228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6760.5">
                <text:p>2676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21290">
                <text:p>212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33347">
                <text:p>333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21848.5">
                <text:p>2184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30080.5">
                <text:p>30080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22501.5">
                <text:p>22501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4216">
                <text:p>242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24730.5">
                <text:p>24730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4920.5">
                <text:p>24920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8506.5">
                <text:p>28506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26009">
                <text:p>260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9780">
                <text:p>297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25895">
                <text:p>258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6887">
                <text:p>268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2118">
                <text:p>221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5981.5">
                <text:p>25981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8458">
                <text:p>284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7859.5">
                <text:p>27859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4630">
                <text:p>246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1162">
                <text:p>211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30234.5">
                <text:p>30234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23573.5">
                <text:p>23573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2409.5">
                <text:p>22409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28032.5">
                <text:p>28032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5685">
                <text:p>256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0613">
                <text:p>206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7968.5">
                <text:p>27968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4198.5">
                <text:p>24198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6292.5">
                <text:p>26292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7830.5">
                <text:p>27830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26650.5">
                <text:p>26650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4719">
                <text:p>247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25218">
                <text:p>252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2275">
                <text:p>222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3997.5">
                <text:p>23997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5821">
                <text:p>258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0778.5">
                <text:p>20778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7157">
                <text:p>271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5280.5">
                <text:p>25280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23693.5">
                <text:p>23693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28415.5">
                <text:p>28415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1678">
                <text:p>216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5239.5">
                <text:p>25239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2680">
                <text:p>226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2051.5">
                <text:p>22051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1387.5">
                <text:p>21387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4941.5">
                <text:p>24941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6888">
                <text:p>268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4450">
                <text:p>2445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26999.5">
                <text:p>26999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26038.5">
                <text:p>26038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3755.5">
                <text:p>23755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23902">
                <text:p>239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21361.5">
                <text:p>2136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1389.5">
                <text:p>21389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3022">
                <text:p>230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7829">
                <text:p>278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21094">
                <text:p>210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5814">
                <text:p>258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4685">
                <text:p>246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5120.5">
                <text:p>2512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3569.5">
                <text:p>23569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3308.5">
                <text:p>23308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7606">
                <text:p>276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7475">
                <text:p>274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21509">
                <text:p>215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7112">
                <text:p>271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6765.5">
                <text:p>26765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4217.5">
                <text:p>24217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4735">
                <text:p>247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5482">
                <text:p>254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7411.5">
                <text:p>27411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4843.5">
                <text:p>24843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6686.5">
                <text:p>26686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0298.5">
                <text:p>20298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8285">
                <text:p>282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0235">
                <text:p>202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4462.5">
                <text:p>2446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5540">
                <text:p>2554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24856.5">
                <text:p>24856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4784.5">
                <text:p>24784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7695.5">
                <text:p>27695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26184">
                <text:p>261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6515.5">
                <text:p>26515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5771">
                <text:p>257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7654">
                <text:p>276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27440.5">
                <text:p>2744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7576.5">
                <text:p>27576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28221">
                <text:p>282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2900.5">
                <text:p>22900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23194.5">
                <text:p>23194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27717">
                <text:p>277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4059">
                <text:p>240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5921.5">
                <text:p>25921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30571.5">
                <text:p>30571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4353">
                <text:p>243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6858.5">
                <text:p>26858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3908.5">
                <text:p>23908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3469.5">
                <text:p>23469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9245.5">
                <text:p>29245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3717.5">
                <text:p>23717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8940">
                <text:p>289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7330.5">
                <text:p>27330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4228">
                <text:p>242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6644.5">
                <text:p>2664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28988.5">
                <text:p>28988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2673.5">
                <text:p>22673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5669.5">
                <text:p>25669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5884.5">
                <text:p>25884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8131">
                <text:p>281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19018.5">
                <text:p>19018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6680.5">
                <text:p>26680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6285">
                <text:p>262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4041.5">
                <text:p>24041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5638.5">
                <text:p>25638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0649">
                <text:p>206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28178">
                <text:p>281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8514">
                <text:p>285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3492">
                <text:p>234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0775.5">
                <text:p>20775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5145">
                <text:p>251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22044">
                <text:p>220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8273">
                <text:p>282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8877.5">
                <text:p>28877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1985.5">
                <text:p>21985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25981.5">
                <text:p>25981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31227">
                <text:p>312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3679.5">
                <text:p>23679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6398">
                <text:p>263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7813">
                <text:p>278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2322">
                <text:p>223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23749.5">
                <text:p>23749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30747">
                <text:p>307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2239.5">
                <text:p>22239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7661.5">
                <text:p>27661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8048.5">
                <text:p>28048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2937">
                <text:p>229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6754.5">
                <text:p>26754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20026">
                <text:p>200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20009">
                <text:p>200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9987">
                <text:p>299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8595">
                <text:p>285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3271">
                <text:p>232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5251.5">
                <text:p>25251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6852.5">
                <text:p>2685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5233">
                <text:p>252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1641">
                <text:p>216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6614.5">
                <text:p>26614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9015">
                <text:p>290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3781.5">
                <text:p>23781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7960.5">
                <text:p>27960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22211">
                <text:p>222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0614">
                <text:p>206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24211">
                <text:p>242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19119.5">
                <text:p>19119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7553">
                <text:p>275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1959">
                <text:p>219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4580.5">
                <text:p>24580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2899">
                <text:p>228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4280">
                <text:p>242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5819.5">
                <text:p>25819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3085">
                <text:p>230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2996.5">
                <text:p>22996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25424.5">
                <text:p>25424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8158.5">
                <text:p>28158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6008.5">
                <text:p>26008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5628">
                <text:p>256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5650">
                <text:p>2565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7181.5">
                <text:p>27181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1816">
                <text:p>218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25751">
                <text:p>257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3457">
                <text:p>234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6102">
                <text:p>261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5190">
                <text:p>2519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5064.5">
                <text:p>25064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6247">
                <text:p>262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6295">
                <text:p>262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3072.5">
                <text:p>23072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8699">
                <text:p>286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4188">
                <text:p>241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8939">
                <text:p>289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2466">
                <text:p>224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31161">
                <text:p>311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7783">
                <text:p>277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6973.5">
                <text:p>26973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6849.5">
                <text:p>26849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6428.5">
                <text:p>26428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19404">
                <text:p>194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9136.5">
                <text:p>29136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27841.5">
                <text:p>27841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2883.5">
                <text:p>22883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9559.5">
                <text:p>29559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22975">
                <text:p>229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6986.5">
                <text:p>26986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8333">
                <text:p>283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23921.5">
                <text:p>23921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1678.5">
                <text:p>21678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5337.5">
                <text:p>25337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25425.5">
                <text:p>25425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8319.5">
                <text:p>28319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4435.5">
                <text:p>24435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3077">
                <text:p>230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4952.5">
                <text:p>24952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3059.5">
                <text:p>2305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21756">
                <text:p>217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5218">
                <text:p>252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7313.5">
                <text:p>27313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7801.5">
                <text:p>27801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31244.5">
                <text:p>31244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4404">
                <text:p>244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7244.5">
                <text:p>27244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6027">
                <text:p>260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26135">
                <text:p>261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1435.5">
                <text:p>21435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5033.5">
                <text:p>25033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1614.5">
                <text:p>21614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6130.5">
                <text:p>26130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22832">
                <text:p>228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5692.5">
                <text:p>25692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5233">
                <text:p>252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6366.5">
                <text:p>26366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2128.5">
                <text:p>22128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1323.5">
                <text:p>21323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6314">
                <text:p>263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29648">
                <text:p>296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8837">
                <text:p>288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23895.5">
                <text:p>23895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26181.5">
                <text:p>26181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6394.5">
                <text:p>26394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26996.5">
                <text:p>26996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22723.5">
                <text:p>22723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27968.5">
                <text:p>27968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9325">
                <text:p>293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30283.5">
                <text:p>302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4046">
                <text:p>240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30003">
                <text:p>300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6306">
                <text:p>2630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7099">
                <text:p>270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5170.5">
                <text:p>2517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1922">
                <text:p>219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6592.5">
                <text:p>26592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5613">
                <text:p>256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5055">
                <text:p>250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2151.5">
                <text:p>22151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6408.5">
                <text:p>26408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5467">
                <text:p>254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5864">
                <text:p>258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30094">
                <text:p>300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3328">
                <text:p>233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6112">
                <text:p>261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27117.5">
                <text:p>27117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23671.5">
                <text:p>23671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1428">
                <text:p>214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3928.5">
                <text:p>23928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1854">
                <text:p>218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4849">
                <text:p>248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2868">
                <text:p>228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6417.5">
                <text:p>26417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5182.5">
                <text:p>25182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8470.5">
                <text:p>28470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6697.5">
                <text:p>26697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3396">
                <text:p>233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30213.5">
                <text:p>30213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8381">
                <text:p>283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28910.5">
                <text:p>28910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26435">
                <text:p>264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3448">
                <text:p>234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30484">
                <text:p>304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6943.5">
                <text:p>26943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1005.5">
                <text:p>21005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5109.5">
                <text:p>25109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5940">
                <text:p>259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27880.5">
                <text:p>27880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4838.5">
                <text:p>24838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3911.5">
                <text:p>23911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23146.5">
                <text:p>23146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24131.5">
                <text:p>24131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2971.5">
                <text:p>22971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5142">
                <text:p>251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3524">
                <text:p>235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31440">
                <text:p>3144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8787">
                <text:p>287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3223">
                <text:p>232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6606.5">
                <text:p>26606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6899.5">
                <text:p>26899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3689.5">
                <text:p>23689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0569.5">
                <text:p>20569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5861.5">
                <text:p>25861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21738">
                <text:p>2173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9420">
                <text:p>1942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2786">
                <text:p>227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4168.5">
                <text:p>24168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23252.5">
                <text:p>23252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8265.5">
                <text:p>28265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28878.5">
                <text:p>28878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25330.5">
                <text:p>25330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4162">
                <text:p>241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19886.5">
                <text:p>19886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4266.5">
                <text:p>24266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4699.5">
                <text:p>24699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4942.5">
                <text:p>24942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8290.5">
                <text:p>28290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5574.5">
                <text:p>25574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4868.5">
                <text:p>24868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19854.5">
                <text:p>19854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0354">
                <text:p>203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6450.5">
                <text:p>26450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5458.5">
                <text:p>25458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6205">
                <text:p>262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4861">
                <text:p>2486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4072">
                <text:p>240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4780.5">
                <text:p>24780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7559.5">
                <text:p>27559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6659">
                <text:p>266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8581.5">
                <text:p>28581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5808.5">
                <text:p>25808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5369">
                <text:p>253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6844.5">
                <text:p>2684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8094.5">
                <text:p>28094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5483">
                <text:p>254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26813.5">
                <text:p>26813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7860">
                <text:p>2786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1847">
                <text:p>218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6634">
                <text:p>266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2059.5">
                <text:p>22059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0344">
                <text:p>203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6070">
                <text:p>2607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5060.5">
                <text:p>25060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6349.5">
                <text:p>26349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1025.5">
                <text:p>21025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4537">
                <text:p>245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9071.5">
                <text:p>29071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3873">
                <text:p>238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4595.5">
                <text:p>24595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7174.5">
                <text:p>2717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26555">
                <text:p>265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5623.5">
                <text:p>25623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6357">
                <text:p>263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27149">
                <text:p>271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27063">
                <text:p>270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25195.5">
                <text:p>25195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7562">
                <text:p>275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24491">
                <text:p>244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23384">
                <text:p>233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6093.5">
                <text:p>26093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22644">
                <text:p>226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2341">
                <text:p>223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1719">
                <text:p>217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7503.5">
                <text:p>27503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34312">
                <text:p>343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3061">
                <text:p>230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6951.5">
                <text:p>26951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8228.5">
                <text:p>28228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1427.5">
                <text:p>21427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31370">
                <text:p>3137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8073">
                <text:p>280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6532">
                <text:p>265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26510">
                <text:p>265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5424">
                <text:p>254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7259">
                <text:p>272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23647">
                <text:p>236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3612.5">
                <text:p>2361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6857.5">
                <text:p>26857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3131.5">
                <text:p>23131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23033.5">
                <text:p>23033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7675.5">
                <text:p>27675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4956.5">
                <text:p>24956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27927">
                <text:p>279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24981">
                <text:p>249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7215">
                <text:p>272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2310.5">
                <text:p>22310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2906">
                <text:p>229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3718">
                <text:p>237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26674">
                <text:p>266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6625">
                <text:p>26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30721">
                <text:p>307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8693">
                <text:p>286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9559">
                <text:p>295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5002">
                <text:p>250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30306">
                <text:p>303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29129.5">
                <text:p>29129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31467.5">
                <text:p>31467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24314">
                <text:p>243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3780.5">
                <text:p>23780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5312">
                <text:p>253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6221.5">
                <text:p>26221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5744">
                <text:p>257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25913">
                <text:p>259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4226">
                <text:p>242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5090">
                <text:p>2509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7124.5">
                <text:p>27124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5246.5">
                <text:p>25246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8206">
                <text:p>282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5011">
                <text:p>250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6125.5">
                <text:p>26125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4016.5">
                <text:p>24016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2589.5">
                <text:p>22589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20226.5">
                <text:p>20226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5443.5">
                <text:p>25443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4585.5">
                <text:p>24585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6592">
                <text:p>265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27479.5">
                <text:p>27479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0645">
                <text:p>206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30126.5">
                <text:p>30126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22042">
                <text:p>2204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5677.5">
                <text:p>25677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8265.5">
                <text:p>28265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4410.5">
                <text:p>24410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30324.5">
                <text:p>30324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6474">
                <text:p>264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25880.5">
                <text:p>25880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30844">
                <text:p>308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6557">
                <text:p>265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5365">
                <text:p>253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24856">
                <text:p>248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25615.5">
                <text:p>25615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4787.5">
                <text:p>24787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2686.5">
                <text:p>22686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2433.5">
                <text:p>22433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5444">
                <text:p>254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7381.5">
                <text:p>27381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26269">
                <text:p>262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6246">
                <text:p>2624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7174.5">
                <text:p>27174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8587.5">
                <text:p>28587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7632">
                <text:p>276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30221">
                <text:p>302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9397.5">
                <text:p>29397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18174.5">
                <text:p>18174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1767.5">
                <text:p>21767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3870">
                <text:p>2387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4291">
                <text:p>242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30199.5">
                <text:p>30199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24416">
                <text:p>244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6473">
                <text:p>264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7610.5">
                <text:p>27610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1412">
                <text:p>214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4953.5">
                <text:p>24953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9210.5">
                <text:p>29210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8317.5">
                <text:p>28317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30347.5">
                <text:p>30347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8193">
                <text:p>281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8055.5">
                <text:p>28055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6458.5">
                <text:p>26458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25591.5">
                <text:p>25591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26982">
                <text:p>2698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3927.5">
                <text:p>23927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6337.5">
                <text:p>26337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27192.5">
                <text:p>27192.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4492.5">
                <text:p>24492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6206">
                <text:p>262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9140">
                <text:p>2914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9278.5">
                <text:p>29278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3607">
                <text:p>236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3983">
                <text:p>239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2042">
                <text:p>2204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26951">
                <text:p>269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4757.5">
                <text:p>24757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1470.5">
                <text:p>21470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5017.5">
                <text:p>25017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30184">
                <text:p>301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4142">
                <text:p>241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6188">
                <text:p>261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28724.5">
                <text:p>28724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26763">
                <text:p>2676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22250.5">
                <text:p>22250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2154.5">
                <text:p>22154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8133">
                <text:p>281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8007.5">
                <text:p>28007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4516">
                <text:p>245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2329">
                <text:p>223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24394.5">
                <text:p>24394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31317.5">
                <text:p>31317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4437.5">
                <text:p>24437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4253.5">
                <text:p>24253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9115">
                <text:p>291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30125">
                <text:p>301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3351">
                <text:p>233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6101.5">
                <text:p>26101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6713">
                <text:p>267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8173">
                <text:p>2817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7998">
                <text:p>279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5644">
                <text:p>256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6041">
                <text:p>260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30196.5">
                <text:p>30196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1964.5">
                <text:p>21964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8683.5">
                <text:p>28683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28110">
                <text:p>281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30595.5">
                <text:p>30595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7942">
                <text:p>2794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1494.5">
                <text:p>21494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0466">
                <text:p>204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2815.5">
                <text:p>22815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8278">
                <text:p>2827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2286">
                <text:p>222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4862.5">
                <text:p>24862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5157.5">
                <text:p>25157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2989">
                <text:p>2298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3399.5">
                <text:p>23399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7039">
                <text:p>270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8152">
                <text:p>281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5467.5">
                <text:p>25467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3883">
                <text:p>238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5149.5">
                <text:p>25149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24288">
                <text:p>2428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19595.5">
                <text:p>19595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2565">
                <text:p>2256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8581.5">
                <text:p>28581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5581">
                <text:p>2558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7280">
                <text:p>2728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24511.5">
                <text:p>24511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1291">
                <text:p>212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6067">
                <text:p>260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8639">
                <text:p>286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25027.5">
                <text:p>25027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6187.5">
                <text:p>26187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5098.5">
                <text:p>25098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6069">
                <text:p>260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7880.5">
                <text:p>27880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9028.5">
                <text:p>29028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18560.5">
                <text:p>18560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5315.5">
                <text:p>25315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9245">
                <text:p>292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26140">
                <text:p>2614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7074">
                <text:p>270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28303.5">
                <text:p>28303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5892">
                <text:p>258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24174">
                <text:p>241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5890.5">
                <text:p>25890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3987">
                <text:p>239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5505.5">
                <text:p>25505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25860.5">
                <text:p>25860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2871.5">
                <text:p>22871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4418.5">
                <text:p>24418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2764">
                <text:p>227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7614">
                <text:p>276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24839.5">
                <text:p>24839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5217">
                <text:p>252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26903.5">
                <text:p>26903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8531.5">
                <text:p>28531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8935">
                <text:p>289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26532.5">
                <text:p>2653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8531">
                <text:p>2853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6438">
                <text:p>2643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3583.5">
                <text:p>23583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4075.5">
                <text:p>24075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28236">
                <text:p>2823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21731.5">
                <text:p>21731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23658">
                <text:p>236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2274.5">
                <text:p>22274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27432">
                <text:p>2743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5807.5">
                <text:p>25807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29931">
                <text:p>2993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3173">
                <text:p>2317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7681">
                <text:p>276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7731">
                <text:p>2773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22297">
                <text:p>2229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26263.5">
                <text:p>26263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4934.5">
                <text:p>24934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2698.5">
                <text:p>22698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5915.5">
                <text:p>25915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4187.5">
                <text:p>24187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9591">
                <text:p>295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3036.5">
                <text:p>23036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8309">
                <text:p>2830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4890">
                <text:p>2489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5072.5">
                <text:p>25072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8011">
                <text:p>2801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5478.5">
                <text:p>25478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5092.5">
                <text:p>25092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7527">
                <text:p>2752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6127">
                <text:p>2612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9939.5">
                <text:p>29939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25387.5">
                <text:p>25387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26266">
                <text:p>262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3992">
                <text:p>2399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8731">
                <text:p>2873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0993.5">
                <text:p>20993.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9366.5">
                <text:p>29366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27020.5">
                <text:p>27020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8376">
                <text:p>2837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4157.5">
                <text:p>24157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8916.5">
                <text:p>28916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5874.5">
                <text:p>25874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19523">
                <text:p>1952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4237.5">
                <text:p>24237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5439.5">
                <text:p>25439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3982">
                <text:p>239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4363.5">
                <text:p>24363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5784.5">
                <text:p>2578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4903">
                <text:p>249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0975.5">
                <text:p>20975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7806.5">
                <text:p>27806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6910">
                <text:p>2691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1465.5">
                <text:p>21465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5017.5">
                <text:p>25017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28501">
                <text:p>2850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26463.5">
                <text:p>26463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3507.5">
                <text:p>23507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3772.5">
                <text:p>23772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0956.5">
                <text:p>20956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7655.5">
                <text:p>27655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5862.5">
                <text:p>25862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5825.5">
                <text:p>25825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21951.5">
                <text:p>21951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4657">
                <text:p>2465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4311">
                <text:p>2431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5598.5">
                <text:p>25598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5329.5">
                <text:p>25329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6969.5">
                <text:p>26969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7786.5">
                <text:p>27786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3816">
                <text:p>2381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9314">
                <text:p>293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5808.5">
                <text:p>25808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30215.5">
                <text:p>30215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0596">
                <text:p>2059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23540">
                <text:p>2354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3459">
                <text:p>234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6080">
                <text:p>2608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8271.5">
                <text:p>28271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6944.5">
                <text:p>26944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27372">
                <text:p>2737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7402">
                <text:p>2740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8309.5">
                <text:p>28309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3395">
                <text:p>2339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025.5">
                <text:p>24025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24788.5">
                <text:p>24788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5606">
                <text:p>2560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29029">
                <text:p>2902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8578.5">
                <text:p>28578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9083">
                <text:p>290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3990">
                <text:p>2399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36435.5">
                <text:p>36435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29999.5">
                <text:p>29999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8821.5">
                <text:p>28821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4837">
                <text:p>2483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6038">
                <text:p>2603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7825.5">
                <text:p>27825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6527.5">
                <text:p>26527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8439.5">
                <text:p>28439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1140.5">
                <text:p>21140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3565.5">
                <text:p>23565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24515">
                <text:p>245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23525.5">
                <text:p>23525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7581">
                <text:p>2758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7574.5">
                <text:p>27574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24033">
                <text:p>240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5376.5">
                <text:p>25376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3747.5">
                <text:p>23747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3242.5">
                <text:p>23242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25005">
                <text:p>250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4803.5">
                <text:p>24803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2002.5">
                <text:p>22002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4071.5">
                <text:p>24071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27098.5">
                <text:p>27098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4069.5">
                <text:p>24069.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3874.5">
                <text:p>23874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24830.5">
                <text:p>24830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5908.5">
                <text:p>25908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4618.5">
                <text:p>24618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4252">
                <text:p>2425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7060.5">
                <text:p>27060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4358.5">
                <text:p>24358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0227.5">
                <text:p>20227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21895">
                <text:p>218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20344.5">
                <text:p>20344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4063">
                <text:p>2406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22791.5">
                <text:p>22791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7023.5">
                <text:p>27023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19577.5">
                <text:p>19577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0152.5">
                <text:p>20152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3260">
                <text:p>2326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8117">
                <text:p>2811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6147.5">
                <text:p>26147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6987.5">
                <text:p>26987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26985.5">
                <text:p>26985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1852.5">
                <text:p>21852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8253.5">
                <text:p>28253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28399">
                <text:p>2839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5945">
                <text:p>2594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4188.5">
                <text:p>24188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9527">
                <text:p>2952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29363">
                <text:p>2936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3056.5">
                <text:p>23056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5793">
                <text:p>2579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4798">
                <text:p>2479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5720.5">
                <text:p>25720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6639.5">
                <text:p>26639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2763">
                <text:p>2276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5488">
                <text:p>2548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8546">
                <text:p>2854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24736.5">
                <text:p>24736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27484">
                <text:p>274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2135">
                <text:p>2213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25513">
                <text:p>255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4940.5">
                <text:p>24940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8943.5">
                <text:p>28943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596.5">
                <text:p>25596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4262.5">
                <text:p>24262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7399.5">
                <text:p>27399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4634">
                <text:p>2463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24688">
                <text:p>2468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5459">
                <text:p>2545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24668.5">
                <text:p>24668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6596">
                <text:p>265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21446">
                <text:p>2144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26666">
                <text:p>2666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7692.5">
                <text:p>27692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24892.5">
                <text:p>24892.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4006">
                <text:p>2400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8182.5">
                <text:p>28182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8961.5">
                <text:p>28961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26126">
                <text:p>2612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7361.5">
                <text:p>27361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24397.5">
                <text:p>24397.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3118">
                <text:p>2311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6854.5">
                <text:p>26854.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6882.5">
                <text:p>26882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6938.5">
                <text:p>26938.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31189">
                <text:p>3118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4533">
                <text:p>2453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28563">
                <text:p>2856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24245">
                <text:p>2424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3590.5">
                <text:p>23590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7880">
                <text:p>2788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6279.5">
                <text:p>26279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4783.5">
                <text:p>24783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0884.5">
                <text:p>20884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24718">
                <text:p>2471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2466.5">
                <text:p>22466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8077">
                <text:p>280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1610">
                <text:p>2161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28950.5">
                <text:p>28950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5049.5">
                <text:p>25049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6524.5">
                <text:p>26524.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31251">
                <text:p>3125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22417">
                <text:p>224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19600.5">
                <text:p>19600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5069.5">
                <text:p>25069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4654.5">
                <text:p>24654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9598.5">
                <text:p>29598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22835">
                <text:p>2283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1803">
                <text:p>2180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5430.5">
                <text:p>25430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3675">
                <text:p>236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5224.5">
                <text:p>25224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6676">
                <text:p>2667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4884.5">
                <text:p>24884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9044">
                <text:p>2904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1914">
                <text:p>219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8724.5">
                <text:p>28724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26590.5">
                <text:p>26590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27569.5">
                <text:p>27569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7800.5">
                <text:p>27800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8277">
                <text:p>2827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26441.5">
                <text:p>26441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6510">
                <text:p>2651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5461">
                <text:p>2546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4214.5">
                <text:p>24214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6874">
                <text:p>2687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9726.5">
                <text:p>29726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4310.5">
                <text:p>24310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3235.5">
                <text:p>23235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1564.5">
                <text:p>21564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5509">
                <text:p>255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4471.5">
                <text:p>24471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26403">
                <text:p>2640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5543.5">
                <text:p>25543.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1354">
                <text:p>2135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5013">
                <text:p>2501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2442">
                <text:p>2244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29810">
                <text:p>2981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3409">
                <text:p>2340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4967.5">
                <text:p>24967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30083">
                <text:p>3008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7082">
                <text:p>2708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7877">
                <text:p>2787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30752.5">
                <text:p>30752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28328">
                <text:p>2832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4908.5">
                <text:p>24908.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4382.5">
                <text:p>24382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7736.5">
                <text:p>27736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5663.5">
                <text:p>25663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30040.5">
                <text:p>30040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2152.5">
                <text:p>22152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0708.5">
                <text:p>20708.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23237.5">
                <text:p>23237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22143.5">
                <text:p>22143.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2499">
                <text:p>2249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5775.5">
                <text:p>25775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5105">
                <text:p>2510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6258.5">
                <text:p>26258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4434.5">
                <text:p>24434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6937.5">
                <text:p>26937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5392.5">
                <text:p>25392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5556.5">
                <text:p>25556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6032.5">
                <text:p>26032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9574">
                <text:p>2957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25655.5">
                <text:p>25655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6615">
                <text:p>2661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32843.5">
                <text:p>32843.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3994.5">
                <text:p>23994.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5964.5">
                <text:p>25964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7935.5">
                <text:p>27935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5652.5">
                <text:p>25652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3331.5">
                <text:p>23331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5092.5">
                <text:p>25092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1128">
                <text:p>2112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5287">
                <text:p>2528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1336">
                <text:p>2133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24841">
                <text:p>2484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6329">
                <text:p>2632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4989">
                <text:p>2498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2378">
                <text:p>2237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5461.5">
                <text:p>25461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28442">
                <text:p>2844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8089.5">
                <text:p>28089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5114">
                <text:p>2511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7231.5">
                <text:p>27231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7241.5">
                <text:p>27241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7042">
                <text:p>2704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25941">
                <text:p>2594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0303.5">
                <text:p>20303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8458.5">
                <text:p>28458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4068.5">
                <text:p>24068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5540.5">
                <text:p>25540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20206.5">
                <text:p>20206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5992">
                <text:p>2599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3505">
                <text:p>2350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31216">
                <text:p>3121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5525">
                <text:p>2552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5195.5">
                <text:p>25195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8014">
                <text:p>2801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6543.5">
                <text:p>26543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5374">
                <text:p>2537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6389">
                <text:p>2638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5252.5">
                <text:p>25252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1158.5">
                <text:p>2115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9122">
                <text:p>2912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27365">
                <text:p>2736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8388">
                <text:p>2838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31219">
                <text:p>3121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9266.5">
                <text:p>29266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33755">
                <text:p>337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0304">
                <text:p>2030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4310.5">
                <text:p>24310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1399">
                <text:p>213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30776">
                <text:p>3077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6516">
                <text:p>2651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30691">
                <text:p>3069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5522.5">
                <text:p>25522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30631">
                <text:p>3063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7885">
                <text:p>2788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7809">
                <text:p>2780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27163">
                <text:p>2716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22210">
                <text:p>2221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6349">
                <text:p>2634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7634">
                <text:p>2763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3271.5">
                <text:p>23271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3047.5">
                <text:p>23047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9654.5">
                <text:p>29654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23959.5">
                <text:p>23959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8490">
                <text:p>2849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2279.5">
                <text:p>22279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6718">
                <text:p>2671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1254.5">
                <text:p>21254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8700">
                <text:p>287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8196">
                <text:p>2819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8518.5">
                <text:p>28518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5063.5">
                <text:p>25063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8774.5">
                <text:p>28774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7667">
                <text:p>2766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1973.5">
                <text:p>21973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8516">
                <text:p>2851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3732.5">
                <text:p>23732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24869">
                <text:p>2486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5263.5">
                <text:p>25263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3569.5">
                <text:p>23569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7114.5">
                <text:p>27114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4906">
                <text:p>2490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8974.5">
                <text:p>28974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4935">
                <text:p>2493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2533">
                <text:p>2253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26474">
                <text:p>2647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2161">
                <text:p>2216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7095.5">
                <text:p>27095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2903.5">
                <text:p>22903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3037.5">
                <text:p>23037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24483.5">
                <text:p>24483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8283.5">
                <text:p>28283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5392.5">
                <text:p>25392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30092">
                <text:p>3009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4518">
                <text:p>2451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4653">
                <text:p>2465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8049">
                <text:p>2804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9692.5">
                <text:p>29692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23629">
                <text:p>236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5787.5">
                <text:p>25787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5501.5">
                <text:p>25501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7069">
                <text:p>2706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7169.5">
                <text:p>27169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7497">
                <text:p>2749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3469.5">
                <text:p>23469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3912.5">
                <text:p>23912.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29735.5">
                <text:p>29735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5601.5">
                <text:p>25601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33179">
                <text:p>3317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2669.5">
                <text:p>22669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6423.5">
                <text:p>26423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7075.5">
                <text:p>27075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24144">
                <text:p>2414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8551.5">
                <text:p>28551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27123">
                <text:p>2712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8996">
                <text:p>2899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27549.5">
                <text:p>27549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22885.5">
                <text:p>22885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5446.5">
                <text:p>25446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4236">
                <text:p>2423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30915.5">
                <text:p>30915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6310.5">
                <text:p>26310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5555">
                <text:p>2555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5169">
                <text:p>2516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25418.5">
                <text:p>25418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4454">
                <text:p>2445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29179.5">
                <text:p>29179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2427">
                <text:p>2242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31111.5">
                <text:p>31111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6723.5">
                <text:p>26723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4575.5">
                <text:p>24575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1267.5">
                <text:p>21267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6235.5">
                <text:p>26235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8164">
                <text:p>281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5079.5">
                <text:p>25079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5816.5">
                <text:p>25816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23496.5">
                <text:p>23496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7304.5">
                <text:p>27304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5580.5">
                <text:p>25580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26406.5">
                <text:p>26406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8960.5">
                <text:p>28960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9414">
                <text:p>2941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8490">
                <text:p>2849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6923.5">
                <text:p>26923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6395">
                <text:p>2639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6884.5">
                <text:p>26884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3358.5">
                <text:p>23358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17126">
                <text:p>1712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5650">
                <text:p>2565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5721">
                <text:p>2572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6985.5">
                <text:p>26985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28308.5">
                <text:p>28308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7122">
                <text:p>2712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7456.5">
                <text:p>27456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4036.5">
                <text:p>24036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4736.5">
                <text:p>24736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6968.5">
                <text:p>26968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6691.5">
                <text:p>26691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5410">
                <text:p>2541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26075.5">
                <text:p>26075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6733.5">
                <text:p>26733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5124">
                <text:p>2512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3869.5">
                <text:p>23869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4625.5">
                <text:p>24625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9789">
                <text:p>2978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3926.5">
                <text:p>23926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27687.5">
                <text:p>27687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4409.5">
                <text:p>24409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24376">
                <text:p>2437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8981.5">
                <text:p>28981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5024.5">
                <text:p>25024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4272.5">
                <text:p>24272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5803.5">
                <text:p>25803.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6431.5">
                <text:p>26431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31843.5">
                <text:p>31843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4435">
                <text:p>2443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5539.5">
                <text:p>25539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5702.5">
                <text:p>25702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1386">
                <text:p>213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6654">
                <text:p>2665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9747.5">
                <text:p>29747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24196">
                <text:p>2419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3993.5">
                <text:p>23993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4573.5">
                <text:p>24573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3830.5">
                <text:p>23830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5083">
                <text:p>2508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31229.5">
                <text:p>31229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20861.5">
                <text:p>20861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7465">
                <text:p>2746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26100.5">
                <text:p>26100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4656">
                <text:p>2465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7903.5">
                <text:p>27903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3175.5">
                <text:p>23175.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9278.5">
                <text:p>29278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5555">
                <text:p>255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3509.5">
                <text:p>23509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25567.5">
                <text:p>25567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6020">
                <text:p>2602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6921">
                <text:p>2692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4560">
                <text:p>2456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24751.5">
                <text:p>24751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4513.5">
                <text:p>24513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31061.5">
                <text:p>31061.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5705.5">
                <text:p>25705.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7710">
                <text:p>2771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5173">
                <text:p>2517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4377">
                <text:p>2437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29393">
                <text:p>2939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3185">
                <text:p>2318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2956">
                <text:p>2295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3951">
                <text:p>2395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24523">
                <text:p>2452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5982.5">
                <text:p>25982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5604.5">
                <text:p>25604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2453.5">
                <text:p>22453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2399">
                <text:p>2239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5999">
                <text:p>2599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30260.5">
                <text:p>30260.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5523.5">
                <text:p>25523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2516.5">
                <text:p>22516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9561">
                <text:p>2956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1586.5">
                <text:p>21586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22902.5">
                <text:p>22902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4955">
                <text:p>2495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9271">
                <text:p>2927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9363">
                <text:p>2936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6256.5">
                <text:p>26256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5185.5">
                <text:p>25185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7914">
                <text:p>2791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7125.5">
                <text:p>27125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5809.5">
                <text:p>25809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6143.5">
                <text:p>26143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4958">
                <text:p>2495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1551.5">
                <text:p>21551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24187.5">
                <text:p>24187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7408.5">
                <text:p>27408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6826.5">
                <text:p>26826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6202.5">
                <text:p>26202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33460">
                <text:p>3346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6091">
                <text:p>2609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30354">
                <text:p>3035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34527.5">
                <text:p>34527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9780.5">
                <text:p>29780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6457.5">
                <text:p>26457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8285.5">
                <text:p>28285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4478">
                <text:p>2447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4372">
                <text:p>2437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7265.5">
                <text:p>27265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27682">
                <text:p>2768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5276.5">
                <text:p>25276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2064.5">
                <text:p>22064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6216.5">
                <text:p>26216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8854.5">
                <text:p>28854.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2790">
                <text:p>2279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3026">
                <text:p>2302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21809.5">
                <text:p>21809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4276">
                <text:p>2427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4283">
                <text:p>2428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7574.5">
                <text:p>27574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5338.5">
                <text:p>25338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5713.5">
                <text:p>25713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1499.5">
                <text:p>21499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2285">
                <text:p>2228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4368.5">
                <text:p>24368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4088">
                <text:p>2408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2039">
                <text:p>2203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5529.5">
                <text:p>25529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1584.5">
                <text:p>21584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2497.5">
                <text:p>22497.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2668.5">
                <text:p>22668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5667">
                <text:p>2566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4499">
                <text:p>2449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8196">
                <text:p>2819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26871.5">
                <text:p>26871.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8991">
                <text:p>2899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5466.5">
                <text:p>25466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6315">
                <text:p>2631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7022.5">
                <text:p>27022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7642.5">
                <text:p>27642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7542.5">
                <text:p>27542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25474.5">
                <text:p>25474.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3046">
                <text:p>2304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5466.5">
                <text:p>25466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5326.5">
                <text:p>25326.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6882">
                <text:p>2688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8292">
                <text:p>2829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8621.5">
                <text:p>28621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6287.5">
                <text:p>26287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31140.5">
                <text:p>31140.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7963.5">
                <text:p>27963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6947.5">
                <text:p>26947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22737">
                <text:p>2273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27937.5">
                <text:p>27937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1273">
                <text:p>2127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3437.5">
                <text:p>23437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19211.5">
                <text:p>19211.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25787.5">
                <text:p>25787.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8586.5">
                <text:p>28586.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6476">
                <text:p>2647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7042">
                <text:p>2704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7614">
                <text:p>2761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25619.5">
                <text:p>25619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31893.5">
                <text:p>31893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9241.5">
                <text:p>29241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8670.5">
                <text:p>28670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2225.5">
                <text:p>22225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5441">
                <text:p>2544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27905">
                <text:p>2790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7468.5">
                <text:p>27468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5179.5">
                <text:p>25179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9308">
                <text:p>2930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8284.5">
                <text:p>28284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6186.5">
                <text:p>26186.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30077">
                <text:p>3007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6535">
                <text:p>2653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6151">
                <text:p>2615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6879">
                <text:p>2687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30132.5">
                <text:p>30132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4675.5">
                <text:p>24675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2956">
                <text:p>2295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5155.5">
                <text:p>25155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4932.5">
                <text:p>24932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7321.5">
                <text:p>27321.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7526">
                <text:p>2752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24593.5">
                <text:p>24593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31365">
                <text:p>3136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3739.5">
                <text:p>23739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5544">
                <text:p>2554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9792.5">
                <text:p>29792.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5627.5">
                <text:p>25627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9225">
                <text:p>2922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4229">
                <text:p>2422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7269.5">
                <text:p>27269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5706">
                <text:p>2570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4223.5">
                <text:p>24223.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6264">
                <text:p>2626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7981.5">
                <text:p>27981.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8622.5">
                <text:p>28622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22353.5">
                <text:p>22353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4990.5">
                <text:p>24990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4865.5">
                <text:p>24865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3385">
                <text:p>2338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21987.5">
                <text:p>21987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28747">
                <text:p>2874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4326.5">
                <text:p>24326.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6438.5">
                <text:p>26438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8797">
                <text:p>2879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1296.5">
                <text:p>21296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8034.5">
                <text:p>28034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0295.5">
                <text:p>20295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7220.5">
                <text:p>27220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5656">
                <text:p>2565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5281.5">
                <text:p>25281.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9492">
                <text:p>2949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6916">
                <text:p>2691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8186.5">
                <text:p>28186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4215">
                <text:p>2421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4745">
                <text:p>2474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4421">
                <text:p>2442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31058">
                <text:p>3105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1424.5">
                <text:p>21424.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6586.5">
                <text:p>26586.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4558">
                <text:p>2455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7919.5">
                <text:p>27919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3027">
                <text:p>2302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4652.5">
                <text:p>24652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7159.5">
                <text:p>27159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6011.5">
                <text:p>26011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1821">
                <text:p>2182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8157">
                <text:p>2815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6591">
                <text:p>2659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3182">
                <text:p>2318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5610">
                <text:p>2561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6884.5">
                <text:p>26884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31551">
                <text:p>3155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27526">
                <text:p>2752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6014.5">
                <text:p>26014.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7489">
                <text:p>2748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6068.5">
                <text:p>26068.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2254">
                <text:p>2225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27026">
                <text:p>2702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7292.5">
                <text:p>27292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27762.5">
                <text:p>27762.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0855">
                <text:p>2085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2779.5">
                <text:p>22779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30753">
                <text:p>3075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7038.5">
                <text:p>27038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5130.5">
                <text:p>25130.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6709.5">
                <text:p>26709.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26471.5">
                <text:p>26471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1247.5">
                <text:p>21247.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30318.5">
                <text:p>30318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7585.5">
                <text:p>27585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4513">
                <text:p>2451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30119">
                <text:p>3011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8977.5">
                <text:p>28977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8406.5">
                <text:p>28406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26545">
                <text:p>2654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8271">
                <text:p>2827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6319.5">
                <text:p>26319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8938">
                <text:p>2893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6580.5">
                <text:p>26580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3639.5">
                <text:p>23639.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29256.5">
                <text:p>29256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4655.5">
                <text:p>24655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8005.5">
                <text:p>28005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5109">
                <text:p>2510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8575.5">
                <text:p>28575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7396.5">
                <text:p>27396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22652.5">
                <text:p>22652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7191.5">
                <text:p>27191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1744">
                <text:p>2174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5483">
                <text:p>2548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31602.5">
                <text:p>31602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5840">
                <text:p>2584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3266">
                <text:p>2326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1940.5">
                <text:p>21940.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6823.5">
                <text:p>26823.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7017.5">
                <text:p>27017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4938">
                <text:p>2493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2256">
                <text:p>2225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6658">
                <text:p>2665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7566.5">
                <text:p>27566.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4900.5">
                <text:p>24900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7180.5">
                <text:p>2718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3815">
                <text:p>2381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5640">
                <text:p>2564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25854">
                <text:p>2585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3365">
                <text:p>2336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8843.5">
                <text:p>28843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7678">
                <text:p>2767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6932">
                <text:p>2693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1815">
                <text:p>2181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8338.5">
                <text:p>28338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31115.5">
                <text:p>31115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8928.5">
                <text:p>28928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832">
                <text:p>2483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8386.5">
                <text:p>2838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23906">
                <text:p>2390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6208.5">
                <text:p>26208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7032">
                <text:p>2703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5431.5">
                <text:p>25431.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29535.5">
                <text:p>29535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5773.5">
                <text:p>25773.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30875.5">
                <text:p>30875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4676.5">
                <text:p>24676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22120">
                <text:p>2212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31403.5">
                <text:p>31403.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2119.5">
                <text:p>22119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28763.5">
                <text:p>28763.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30808.5">
                <text:p>30808.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7704.5">
                <text:p>27704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5123.5">
                <text:p>25123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3731.5">
                <text:p>23731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8096">
                <text:p>2809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3925">
                <text:p>2392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2976">
                <text:p>2297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30105.5">
                <text:p>30105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3318">
                <text:p>2331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30228.5">
                <text:p>30228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6140">
                <text:p>2614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2177">
                <text:p>2217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5809">
                <text:p>2580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8692.5">
                <text:p>28692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1636">
                <text:p>2163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8748.5">
                <text:p>28748.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7018">
                <text:p>2701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30260.5">
                <text:p>30260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3472.5">
                <text:p>23472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9765.5">
                <text:p>29765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5933">
                <text:p>2593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4600.5">
                <text:p>24600.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6701.5">
                <text:p>26701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2956">
                <text:p>2295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5570.5">
                <text:p>25570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8989.5">
                <text:p>28989.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6008">
                <text:p>2600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31812.5">
                <text:p>31812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4541">
                <text:p>2454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6569">
                <text:p>2656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8537">
                <text:p>2853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8749.5">
                <text:p>28749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1980.5">
                <text:p>21980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32628">
                <text:p>3262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28585.5">
                <text:p>28585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5908">
                <text:p>2590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5688">
                <text:p>2568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30009">
                <text:p>3000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9151">
                <text:p>2915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27208">
                <text:p>2720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4870.5">
                <text:p>24870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27008.5">
                <text:p>27008.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26913.5">
                <text:p>26913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7212">
                <text:p>2721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32438.5">
                <text:p>32438.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6421.5">
                <text:p>26421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3680.5">
                <text:p>23680.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6597">
                <text:p>2659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9114.5">
                <text:p>29114.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29222">
                <text:p>2922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26760.5">
                <text:p>26760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4272">
                <text:p>2427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7008.5">
                <text:p>27008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6395.5">
                <text:p>26395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25244">
                <text:p>2524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23077.5">
                <text:p>23077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7309.5">
                <text:p>27309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0266">
                <text:p>2026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21761.5">
                <text:p>21761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22489.5">
                <text:p>22489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28115.5">
                <text:p>28115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4000.5">
                <text:p>24000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30635">
                <text:p>3063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4873.5">
                <text:p>24873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9880.5">
                <text:p>29880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4638.5">
                <text:p>24638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1806">
                <text:p>2180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3591.5">
                <text:p>23591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4639">
                <text:p>2463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6407">
                <text:p>2640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8019.5">
                <text:p>28019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3174">
                <text:p>2317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30470.5">
                <text:p>30470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4924">
                <text:p>2492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6548">
                <text:p>2654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6457.5">
                <text:p>26457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5163.5">
                <text:p>25163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32047">
                <text:p>3204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4140.5">
                <text:p>24140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7362.5">
                <text:p>27362.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6849">
                <text:p>2684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3717.5">
                <text:p>23717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7670">
                <text:p>2767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6987">
                <text:p>2698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4746">
                <text:p>2474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5591.5">
                <text:p>25591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8931.5">
                <text:p>28931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3337">
                <text:p>2333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9434">
                <text:p>2943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6254.5">
                <text:p>26254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1568.5">
                <text:p>21568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3642.5">
                <text:p>23642.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8322">
                <text:p>283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30396.5">
                <text:p>30396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2042.5">
                <text:p>22042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2018.5">
                <text:p>22018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8109.5">
                <text:p>28109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26372.5">
                <text:p>26372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3005">
                <text:p>2300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5475.5">
                <text:p>25475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8506">
                <text:p>2850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4138.5">
                <text:p>24138.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6044.5">
                <text:p>26044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5711.5">
                <text:p>25711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30327">
                <text:p>3032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4129">
                <text:p>2412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6446.5">
                <text:p>26446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6228.5">
                <text:p>26228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9412">
                <text:p>2941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3476.5">
                <text:p>23476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8623.5">
                <text:p>28623.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2050">
                <text:p>2205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7594.5">
                <text:p>27594.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3663.5">
                <text:p>23663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32153.5">
                <text:p>32153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6037.5">
                <text:p>26037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24447">
                <text:p>2444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6047.5">
                <text:p>26047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2576">
                <text:p>2257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31135.5">
                <text:p>31135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6434.5">
                <text:p>26434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5105">
                <text:p>2510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6953">
                <text:p>2695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6920.5">
                <text:p>26920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9035">
                <text:p>2903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3888.5">
                <text:p>23888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9913.5">
                <text:p>29913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4543">
                <text:p>2454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9524.5">
                <text:p>29524.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3343">
                <text:p>2334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7140">
                <text:p>2714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8550.5">
                <text:p>28550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3625.5">
                <text:p>23625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4094">
                <text:p>2409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1990.5">
                <text:p>21990.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5478">
                <text:p>2547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9790.5">
                <text:p>29790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6945">
                <text:p>2694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8908">
                <text:p>2890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4354.5">
                <text:p>24354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9620">
                <text:p>2962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5123.5">
                <text:p>25123.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9881.5">
                <text:p>29881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3959">
                <text:p>239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3007">
                <text:p>2300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6659.5">
                <text:p>26659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4694.5">
                <text:p>24694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9408">
                <text:p>2940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7960">
                <text:p>2796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6973">
                <text:p>2697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7457.5">
                <text:p>27457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9337">
                <text:p>2933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31619">
                <text:p>3161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30202.5">
                <text:p>30202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22970">
                <text:p>2297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24316.5">
                <text:p>24316.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6770">
                <text:p>2677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7273">
                <text:p>2727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6528.5">
                <text:p>26528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25057.5">
                <text:p>25057.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7355">
                <text:p>2735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8186">
                <text:p>2818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32203.5">
                <text:p>32203.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2773.5">
                <text:p>22773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19552.5">
                <text:p>19552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7523">
                <text:p>2752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21335.5">
                <text:p>21335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7144.5">
                <text:p>27144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24776.5">
                <text:p>24776.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6692">
                <text:p>2669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27086">
                <text:p>2708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7309">
                <text:p>2730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3530">
                <text:p>2353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6034.5">
                <text:p>26034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6934">
                <text:p>2693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26958.5">
                <text:p>26958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32282">
                <text:p>3228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4744">
                <text:p>2474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4833">
                <text:p>2483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708.5">
                <text:p>26708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5159.5">
                <text:p>25159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5237">
                <text:p>2523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5479.5">
                <text:p>25479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6172.5">
                <text:p>26172.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8786.5">
                <text:p>28786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6024.5">
                <text:p>26024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5124.5">
                <text:p>25124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9929.5">
                <text:p>29929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4386">
                <text:p>2438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30096">
                <text:p>3009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7348.5">
                <text:p>27348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9160">
                <text:p>2916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8347.5">
                <text:p>28347.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9927">
                <text:p>2992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6022.5">
                <text:p>26022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7652.5">
                <text:p>27652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3868.5">
                <text:p>23868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3466.5">
                <text:p>23466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2918.5">
                <text:p>22918.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5749">
                <text:p>2574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26976.5">
                <text:p>26976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6059.5">
                <text:p>26059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0956.5">
                <text:p>20956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9296.5">
                <text:p>29296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3064">
                <text:p>2306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27294.5">
                <text:p>27294.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28944.5">
                <text:p>28944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6969.5">
                <text:p>26969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7811">
                <text:p>2781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21478.5">
                <text:p>21478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5273.5">
                <text:p>25273.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22004">
                <text:p>2200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3878.5">
                <text:p>23878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22390">
                <text:p>2239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4110.5">
                <text:p>24110.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7109">
                <text:p>2710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3395">
                <text:p>2339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1947">
                <text:p>2194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3424">
                <text:p>2342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7828">
                <text:p>278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6171.5">
                <text:p>26171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0612">
                <text:p>2061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8478">
                <text:p>2847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6776.5">
                <text:p>26776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30057">
                <text:p>3005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3882">
                <text:p>2388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6357.5">
                <text:p>26357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7990.5">
                <text:p>27990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3791">
                <text:p>2379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6001">
                <text:p>2600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5485.5">
                <text:p>25485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9141.5">
                <text:p>29141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6164.5">
                <text:p>26164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1798">
                <text:p>2179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9513.5">
                <text:p>29513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8049.5">
                <text:p>28049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2988.5">
                <text:p>22988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6606">
                <text:p>26606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8134.5">
                <text:p>28134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6219">
                <text:p>2621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7312">
                <text:p>2731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6133.5">
                <text:p>26133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4109.5">
                <text:p>24109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5083.5">
                <text:p>25083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1866">
                <text:p>2186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9633">
                <text:p>2963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6459.5">
                <text:p>26459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4421">
                <text:p>2442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8869.5">
                <text:p>28869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5013">
                <text:p>2501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7325">
                <text:p>2732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3148">
                <text:p>2314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7046">
                <text:p>2704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30256.5">
                <text:p>30256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9593.5">
                <text:p>29593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30148">
                <text:p>3014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26256">
                <text:p>2625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6127.5">
                <text:p>26127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26533.5">
                <text:p>26533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5376.5">
                <text:p>25376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5006.5">
                <text:p>25006.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26259.5">
                <text:p>26259.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25995.5">
                <text:p>25995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4191">
                <text:p>2419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5437.5">
                <text:p>25437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6484.5">
                <text:p>26484.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5665.5">
                <text:p>25665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8645.5">
                <text:p>28645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9318.5">
                <text:p>29318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4792">
                <text:p>2479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4239.5">
                <text:p>24239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8888">
                <text:p>2888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8677.5">
                <text:p>28677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2153">
                <text:p>2215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26858">
                <text:p>2685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9480.5">
                <text:p>29480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25087.5">
                <text:p>25087.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9528.5">
                <text:p>29528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9561.5">
                <text:p>29561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4540">
                <text:p>2454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30626">
                <text:p>3062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2376.5">
                <text:p>22376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7280.5">
                <text:p>27280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8107">
                <text:p>2810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6608">
                <text:p>2660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6035.5">
                <text:p>26035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26878">
                <text:p>2687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6675">
                <text:p>2667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2294.5">
                <text:p>22294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7009">
                <text:p>2700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6571.5">
                <text:p>26571.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4268.5">
                <text:p>24268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7795.5">
                <text:p>27795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6644.5">
                <text:p>26644.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18526.5">
                <text:p>18526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6620">
                <text:p>2662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2807.5">
                <text:p>22807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29740.5">
                <text:p>29740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4459.5">
                <text:p>24459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9957.5">
                <text:p>29957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3745.5">
                <text:p>23745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7785">
                <text:p>2778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7423.5">
                <text:p>27423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8452.5">
                <text:p>28452.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2720">
                <text:p>2272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7360.5">
                <text:p>27360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0668">
                <text:p>2066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19906.5">
                <text:p>19906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4679.5">
                <text:p>24679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2176.5">
                <text:p>22176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6533.5">
                <text:p>26533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6167">
                <text:p>2616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5090">
                <text:p>2509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7940.5">
                <text:p>27940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8102.5">
                <text:p>28102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2699.5">
                <text:p>22699.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1602">
                <text:p>2160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30869.5">
                <text:p>30869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27983">
                <text:p>2798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5996">
                <text:p>2599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9151.5">
                <text:p>29151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6697">
                <text:p>26697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4894.5">
                <text:p>24894.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8936">
                <text:p>2893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4046">
                <text:p>2404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28394">
                <text:p>2839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2377.5">
                <text:p>22377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30687.5">
                <text:p>30687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9635">
                <text:p>2963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8778.5">
                <text:p>28778.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6968">
                <text:p>2696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27168">
                <text:p>2716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5054">
                <text:p>2505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7871.5">
                <text:p>27871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28894.5">
                <text:p>28894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3900.5">
                <text:p>23900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4839">
                <text:p>24839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8325.5">
                <text:p>28325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5554">
                <text:p>2555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1285">
                <text:p>2128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3752.5">
                <text:p>23752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25107">
                <text:p>2510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4423">
                <text:p>2442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5084.5">
                <text:p>25084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4063">
                <text:p>2406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6956.5">
                <text:p>26956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8964">
                <text:p>2896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5420.5">
                <text:p>25420.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6002">
                <text:p>2600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31377">
                <text:p>31377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9038.5">
                <text:p>29038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5920.5">
                <text:p>25920.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3645.5">
                <text:p>2364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A1:Sheet1.B2250" svg:x="0.769cm" svg:y="0.855cm" svg:width="10.495cm" svg:height="7.55cm">
          <chartooo:coordinate-region svg:x="1.946cm" svg:y="1.055cm" svg:width="9.078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250" chart:class="chart:scatter">
            <chart:domain table:cell-range-address="Sheet1.A1:Sheet1.A2250"/>
            <chart:regression-curve chart:style-name="ch7">
              <chart:equation chart:display-r-square="true" svg:x="2.304cm" svg:y="5.378cm"/>
            </chart:regression-curve>
            <chart:data-point chart:repeated="2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22398.5">
                <text:p>22398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997.5">
                <text:p>2499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639.5">
                <text:p>2563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4665.5">
                <text:p>2466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2822.5">
                <text:p>228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6795.5">
                <text:p>2679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6857.5">
                <text:p>268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7779">
                <text:p>27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0894">
                <text:p>30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3492.5">
                <text:p>2349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6055.5">
                <text:p>2605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8109">
                <text:p>18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4698.5">
                <text:p>2469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9670">
                <text:p>296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6238">
                <text:p>26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5420.5">
                <text:p>2542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9444">
                <text:p>29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0529">
                <text:p>20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2426.5">
                <text:p>2242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205.5">
                <text:p>2020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6677.5">
                <text:p>2667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2242.5">
                <text:p>2224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5144.5">
                <text:p>2514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6443.5">
                <text:p>2644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4870.5">
                <text:p>2487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30573">
                <text:p>30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5257">
                <text:p>25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8295.5">
                <text:p>2829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4502.5">
                <text:p>2450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4878.5">
                <text:p>2487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222.5">
                <text:p>2322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3720">
                <text:p>237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6581.5">
                <text:p>2658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5578.5">
                <text:p>25578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1990.5">
                <text:p>2199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357">
                <text:p>273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1220.5">
                <text:p>2122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9974">
                <text:p>299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7098.5">
                <text:p>27098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5349.5">
                <text:p>25349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7565">
                <text:p>27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6175.5">
                <text:p>2617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7626.5">
                <text:p>1762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3767">
                <text:p>23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8431.5">
                <text:p>2843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3353">
                <text:p>23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5941.5">
                <text:p>2594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5352.5">
                <text:p>2535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8216">
                <text:p>28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5989">
                <text:p>259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9820.5">
                <text:p>2982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3777">
                <text:p>23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7569.5">
                <text:p>27569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7589.5">
                <text:p>2758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7611.5">
                <text:p>2761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31218.5">
                <text:p>3121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8768.5">
                <text:p>28768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9706.5">
                <text:p>2970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5351.5">
                <text:p>2535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8786">
                <text:p>287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5333">
                <text:p>25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340.5">
                <text:p>2234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4165.5">
                <text:p>24165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6103.5">
                <text:p>26103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1390.5">
                <text:p>2139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5220">
                <text:p>252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4477">
                <text:p>24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0202">
                <text:p>20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8163">
                <text:p>28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2491">
                <text:p>22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4323">
                <text:p>24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3597">
                <text:p>235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1291.5">
                <text:p>2129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5041.5">
                <text:p>2504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8567.5">
                <text:p>28567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8853">
                <text:p>28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5778.5">
                <text:p>25778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8557.5">
                <text:p>28557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7017">
                <text:p>27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3005.5">
                <text:p>23005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7054.5">
                <text:p>27054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4352.5">
                <text:p>2435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4691.5">
                <text:p>2469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8803">
                <text:p>288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8596.5">
                <text:p>28596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6442.5">
                <text:p>26442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31067.5">
                <text:p>31067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6927">
                <text:p>26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3566">
                <text:p>235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1881.5">
                <text:p>2188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5768.5">
                <text:p>25768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7228">
                <text:p>27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4187">
                <text:p>241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5251.5">
                <text:p>25251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6970">
                <text:p>269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2647.5">
                <text:p>22647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4450.5">
                <text:p>2445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8548">
                <text:p>28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7149.5">
                <text:p>27149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5565.5">
                <text:p>2556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4896.5">
                <text:p>24896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30095">
                <text:p>30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7863">
                <text:p>17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5442">
                <text:p>25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0483">
                <text:p>204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8192">
                <text:p>28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8387">
                <text:p>283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6678.5">
                <text:p>1667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8889.5">
                <text:p>28889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6277">
                <text:p>262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2820.5">
                <text:p>2282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3214">
                <text:p>232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2231.5">
                <text:p>22231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3703.5">
                <text:p>23703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7160.5">
                <text:p>27160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2433.5">
                <text:p>22433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6694.5">
                <text:p>26694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4280.5">
                <text:p>2428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2775">
                <text:p>227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3521.5">
                <text:p>2352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5784.5">
                <text:p>25784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3170">
                <text:p>231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5765">
                <text:p>257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6434">
                <text:p>264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9228">
                <text:p>19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7423.5">
                <text:p>27423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4910.5">
                <text:p>24910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2469.5">
                <text:p>22469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1460">
                <text:p>214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3427">
                <text:p>23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6020.5">
                <text:p>26020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4615.5">
                <text:p>24615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4500.5">
                <text:p>2450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30148.5">
                <text:p>30148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4916.5">
                <text:p>24916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3810.5">
                <text:p>23810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2435.5">
                <text:p>22435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1516.5">
                <text:p>21516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5958">
                <text:p>259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5041">
                <text:p>25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2729.5">
                <text:p>22729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7987">
                <text:p>279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7710.5">
                <text:p>2771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3906">
                <text:p>239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9158.5">
                <text:p>19158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4572">
                <text:p>245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5068">
                <text:p>250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8269.5">
                <text:p>28269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3350">
                <text:p>233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5384">
                <text:p>253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9758.5">
                <text:p>2975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3200.5">
                <text:p>23200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5032.5">
                <text:p>25032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5313">
                <text:p>25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3982">
                <text:p>239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7658">
                <text:p>276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6578.5">
                <text:p>26578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0015.5">
                <text:p>2001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32519">
                <text:p>32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8649">
                <text:p>286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0919">
                <text:p>20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4778">
                <text:p>24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395">
                <text:p>23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1877">
                <text:p>218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5951.5">
                <text:p>25951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7697">
                <text:p>276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0729.5">
                <text:p>20729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5264">
                <text:p>252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6919">
                <text:p>269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3052.5">
                <text:p>2305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6251">
                <text:p>262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2638">
                <text:p>22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7936.5">
                <text:p>27936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6677">
                <text:p>266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0941.5">
                <text:p>2094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32841.5">
                <text:p>32841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30089.5">
                <text:p>30089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3774">
                <text:p>237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7828.5">
                <text:p>27828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2318.5">
                <text:p>22318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6287.5">
                <text:p>26287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6051.5">
                <text:p>2605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7919.5">
                <text:p>27919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3713.5">
                <text:p>23713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2769">
                <text:p>227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8472.5">
                <text:p>2847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9953">
                <text:p>199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3827">
                <text:p>238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6355.5">
                <text:p>26355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6358.5">
                <text:p>26358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6388">
                <text:p>263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9243">
                <text:p>29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7831">
                <text:p>278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5566">
                <text:p>255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4418">
                <text:p>244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3621.5">
                <text:p>23621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7580.5">
                <text:p>2758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7473">
                <text:p>27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2718.5">
                <text:p>22718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4875.5">
                <text:p>24875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8521">
                <text:p>285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7623">
                <text:p>276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5383">
                <text:p>253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4626">
                <text:p>246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1485">
                <text:p>214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9656">
                <text:p>19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7930.5">
                <text:p>2793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5675.5">
                <text:p>25675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5714.5">
                <text:p>25714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2469.5">
                <text:p>22469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5249.5">
                <text:p>25249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1805.5">
                <text:p>21805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6814">
                <text:p>268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5169.5">
                <text:p>25169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4239">
                <text:p>242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7683.5">
                <text:p>27683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8053">
                <text:p>280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4633.5">
                <text:p>24633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4212.5">
                <text:p>2421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9663.5">
                <text:p>29663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5011">
                <text:p>250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3187">
                <text:p>231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6250.5">
                <text:p>26250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1656.5">
                <text:p>21656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23234">
                <text:p>232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24168">
                <text:p>241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6685.5">
                <text:p>26685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22088.5">
                <text:p>22088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2580">
                <text:p>225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7150.5">
                <text:p>2715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27668.5">
                <text:p>27668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6059">
                <text:p>260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5265.5">
                <text:p>25265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2029.5">
                <text:p>22029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28093.5">
                <text:p>28093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3128.5">
                <text:p>23128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1642">
                <text:p>216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3563">
                <text:p>235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20511.5">
                <text:p>20511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29679.5">
                <text:p>29679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5987">
                <text:p>259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24176.5">
                <text:p>24176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3812">
                <text:p>238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5814.5">
                <text:p>2581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7639.5">
                <text:p>27639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26949.5">
                <text:p>26949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1905.5">
                <text:p>21905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2747">
                <text:p>227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8897">
                <text:p>288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7058.5">
                <text:p>27058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24425">
                <text:p>244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4731.5">
                <text:p>24731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1707.5">
                <text:p>21707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25574.5">
                <text:p>2557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5368">
                <text:p>253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6768">
                <text:p>267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23887.5">
                <text:p>23887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2806.5">
                <text:p>22806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4435">
                <text:p>244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8636">
                <text:p>286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4741">
                <text:p>247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5319">
                <text:p>253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30232.5">
                <text:p>30232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3995">
                <text:p>239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3048.5">
                <text:p>23048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30517">
                <text:p>305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8335.5">
                <text:p>28335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5603">
                <text:p>256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8369.5">
                <text:p>28369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26612">
                <text:p>266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7830.5">
                <text:p>2783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27515.5">
                <text:p>27515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6150">
                <text:p>261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30886.5">
                <text:p>30886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8059.5">
                <text:p>28059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5991.5">
                <text:p>25991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7567">
                <text:p>275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26601.5">
                <text:p>26601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6135.5">
                <text:p>26135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25298">
                <text:p>252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2417.5">
                <text:p>22417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25808">
                <text:p>258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7483">
                <text:p>274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4591.5">
                <text:p>24591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7593">
                <text:p>275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5418.5">
                <text:p>25418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4560">
                <text:p>2456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23486">
                <text:p>234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2654.5">
                <text:p>22654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5165.5">
                <text:p>25165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30525.5">
                <text:p>30525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3156">
                <text:p>231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5943.5">
                <text:p>25943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7171">
                <text:p>271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3517.5">
                <text:p>23517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6439.5">
                <text:p>26439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4392.5">
                <text:p>24392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5327.5">
                <text:p>25327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4144">
                <text:p>241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23555">
                <text:p>235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9902">
                <text:p>299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22432.5">
                <text:p>22432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8503.5">
                <text:p>28503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25414.5">
                <text:p>25414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22613.5">
                <text:p>22613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9538">
                <text:p>295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4621">
                <text:p>246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1668">
                <text:p>216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3503.5">
                <text:p>23503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24758">
                <text:p>247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29548">
                <text:p>295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4116">
                <text:p>241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1131">
                <text:p>211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25072.5">
                <text:p>2507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2516.5">
                <text:p>22516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8459">
                <text:p>284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26878.5">
                <text:p>26878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3996">
                <text:p>239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4770">
                <text:p>247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5556.5">
                <text:p>25556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7579.5">
                <text:p>27579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2692">
                <text:p>226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5543.5">
                <text:p>25543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22835">
                <text:p>228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6760.5">
                <text:p>2676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21290">
                <text:p>212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33347">
                <text:p>333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21848.5">
                <text:p>2184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30080.5">
                <text:p>30080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22501.5">
                <text:p>22501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4216">
                <text:p>242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24730.5">
                <text:p>24730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4920.5">
                <text:p>24920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8506.5">
                <text:p>28506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26009">
                <text:p>260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9780">
                <text:p>297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25895">
                <text:p>258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6887">
                <text:p>268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2118">
                <text:p>221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5981.5">
                <text:p>25981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8458">
                <text:p>284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7859.5">
                <text:p>27859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4630">
                <text:p>246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1162">
                <text:p>211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30234.5">
                <text:p>30234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23573.5">
                <text:p>23573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2409.5">
                <text:p>22409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28032.5">
                <text:p>28032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5685">
                <text:p>256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0613">
                <text:p>206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7968.5">
                <text:p>27968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4198.5">
                <text:p>24198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6292.5">
                <text:p>26292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7830.5">
                <text:p>27830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26650.5">
                <text:p>26650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4719">
                <text:p>247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25218">
                <text:p>252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2275">
                <text:p>222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3997.5">
                <text:p>23997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5821">
                <text:p>258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0778.5">
                <text:p>20778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7157">
                <text:p>271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5280.5">
                <text:p>25280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23693.5">
                <text:p>23693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28415.5">
                <text:p>28415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1678">
                <text:p>216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5239.5">
                <text:p>25239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2680">
                <text:p>226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2051.5">
                <text:p>22051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1387.5">
                <text:p>21387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4941.5">
                <text:p>24941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6888">
                <text:p>268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4450">
                <text:p>2445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26999.5">
                <text:p>26999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26038.5">
                <text:p>26038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3755.5">
                <text:p>23755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23902">
                <text:p>239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21361.5">
                <text:p>2136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1389.5">
                <text:p>21389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3022">
                <text:p>230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7829">
                <text:p>278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21094">
                <text:p>210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5814">
                <text:p>258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4685">
                <text:p>246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5120.5">
                <text:p>2512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3569.5">
                <text:p>23569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3308.5">
                <text:p>23308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7606">
                <text:p>276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7475">
                <text:p>274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21509">
                <text:p>215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7112">
                <text:p>271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6765.5">
                <text:p>26765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4217.5">
                <text:p>24217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4735">
                <text:p>247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5482">
                <text:p>254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7411.5">
                <text:p>27411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4843.5">
                <text:p>24843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6686.5">
                <text:p>26686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0298.5">
                <text:p>20298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8285">
                <text:p>282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0235">
                <text:p>202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4462.5">
                <text:p>2446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5540">
                <text:p>2554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24856.5">
                <text:p>24856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4784.5">
                <text:p>24784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7695.5">
                <text:p>27695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26184">
                <text:p>261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6515.5">
                <text:p>26515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5771">
                <text:p>257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7654">
                <text:p>276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27440.5">
                <text:p>2744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7576.5">
                <text:p>27576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28221">
                <text:p>282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2900.5">
                <text:p>22900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23194.5">
                <text:p>23194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27717">
                <text:p>277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4059">
                <text:p>240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5921.5">
                <text:p>25921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30571.5">
                <text:p>30571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4353">
                <text:p>243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6858.5">
                <text:p>26858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3908.5">
                <text:p>23908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3469.5">
                <text:p>23469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9245.5">
                <text:p>29245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3717.5">
                <text:p>23717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8940">
                <text:p>289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7330.5">
                <text:p>27330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4228">
                <text:p>242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6644.5">
                <text:p>2664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28988.5">
                <text:p>28988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2673.5">
                <text:p>22673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5669.5">
                <text:p>25669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5884.5">
                <text:p>25884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8131">
                <text:p>281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19018.5">
                <text:p>19018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6680.5">
                <text:p>26680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6285">
                <text:p>262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4041.5">
                <text:p>24041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5638.5">
                <text:p>25638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0649">
                <text:p>206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28178">
                <text:p>281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8514">
                <text:p>285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3492">
                <text:p>234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0775.5">
                <text:p>20775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5145">
                <text:p>251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22044">
                <text:p>220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8273">
                <text:p>282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8877.5">
                <text:p>28877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1985.5">
                <text:p>21985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25981.5">
                <text:p>25981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31227">
                <text:p>312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3679.5">
                <text:p>23679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6398">
                <text:p>263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7813">
                <text:p>278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2322">
                <text:p>223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23749.5">
                <text:p>23749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30747">
                <text:p>307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2239.5">
                <text:p>22239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7661.5">
                <text:p>27661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8048.5">
                <text:p>28048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2937">
                <text:p>229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6754.5">
                <text:p>26754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20026">
                <text:p>200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20009">
                <text:p>200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9987">
                <text:p>299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8595">
                <text:p>285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3271">
                <text:p>232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5251.5">
                <text:p>25251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6852.5">
                <text:p>2685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5233">
                <text:p>252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1641">
                <text:p>216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6614.5">
                <text:p>26614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9015">
                <text:p>290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3781.5">
                <text:p>23781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7960.5">
                <text:p>27960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22211">
                <text:p>222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0614">
                <text:p>206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24211">
                <text:p>242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19119.5">
                <text:p>19119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7553">
                <text:p>275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1959">
                <text:p>219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4580.5">
                <text:p>24580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2899">
                <text:p>228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4280">
                <text:p>242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5819.5">
                <text:p>25819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3085">
                <text:p>230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2996.5">
                <text:p>22996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25424.5">
                <text:p>25424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8158.5">
                <text:p>28158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6008.5">
                <text:p>26008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5628">
                <text:p>256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5650">
                <text:p>2565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7181.5">
                <text:p>27181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1816">
                <text:p>218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25751">
                <text:p>257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3457">
                <text:p>234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6102">
                <text:p>261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5190">
                <text:p>2519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5064.5">
                <text:p>25064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6247">
                <text:p>262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6295">
                <text:p>262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3072.5">
                <text:p>23072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8699">
                <text:p>286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4188">
                <text:p>241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8939">
                <text:p>289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2466">
                <text:p>224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31161">
                <text:p>311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7783">
                <text:p>277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6973.5">
                <text:p>26973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6849.5">
                <text:p>26849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6428.5">
                <text:p>26428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19404">
                <text:p>194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9136.5">
                <text:p>29136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27841.5">
                <text:p>27841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2883.5">
                <text:p>22883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9559.5">
                <text:p>29559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22975">
                <text:p>229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6986.5">
                <text:p>26986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8333">
                <text:p>283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23921.5">
                <text:p>23921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1678.5">
                <text:p>21678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5337.5">
                <text:p>25337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25425.5">
                <text:p>25425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8319.5">
                <text:p>28319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4435.5">
                <text:p>24435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3077">
                <text:p>230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4952.5">
                <text:p>24952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3059.5">
                <text:p>2305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21756">
                <text:p>217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5218">
                <text:p>252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7313.5">
                <text:p>27313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7801.5">
                <text:p>27801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31244.5">
                <text:p>31244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4404">
                <text:p>244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7244.5">
                <text:p>27244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6027">
                <text:p>260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26135">
                <text:p>261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1435.5">
                <text:p>21435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5033.5">
                <text:p>25033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1614.5">
                <text:p>21614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6130.5">
                <text:p>26130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22832">
                <text:p>228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5692.5">
                <text:p>25692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5233">
                <text:p>252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6366.5">
                <text:p>26366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2128.5">
                <text:p>22128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1323.5">
                <text:p>21323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6314">
                <text:p>263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29648">
                <text:p>296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8837">
                <text:p>288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23895.5">
                <text:p>23895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26181.5">
                <text:p>26181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6394.5">
                <text:p>26394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26996.5">
                <text:p>26996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22723.5">
                <text:p>22723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27968.5">
                <text:p>27968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9325">
                <text:p>293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30283.5">
                <text:p>302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4046">
                <text:p>240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30003">
                <text:p>300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6306">
                <text:p>2630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7099">
                <text:p>270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5170.5">
                <text:p>2517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1922">
                <text:p>219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6592.5">
                <text:p>26592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5613">
                <text:p>256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5055">
                <text:p>250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2151.5">
                <text:p>22151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6408.5">
                <text:p>26408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5467">
                <text:p>254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5864">
                <text:p>258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30094">
                <text:p>300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3328">
                <text:p>233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6112">
                <text:p>261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27117.5">
                <text:p>27117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23671.5">
                <text:p>23671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1428">
                <text:p>214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3928.5">
                <text:p>23928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1854">
                <text:p>218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4849">
                <text:p>248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2868">
                <text:p>228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6417.5">
                <text:p>26417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5182.5">
                <text:p>25182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8470.5">
                <text:p>28470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6697.5">
                <text:p>26697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3396">
                <text:p>233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30213.5">
                <text:p>30213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8381">
                <text:p>283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28910.5">
                <text:p>28910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26435">
                <text:p>264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3448">
                <text:p>234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30484">
                <text:p>304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6943.5">
                <text:p>26943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1005.5">
                <text:p>21005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5109.5">
                <text:p>25109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5940">
                <text:p>259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27880.5">
                <text:p>27880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4838.5">
                <text:p>24838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3911.5">
                <text:p>23911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23146.5">
                <text:p>23146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24131.5">
                <text:p>24131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2971.5">
                <text:p>22971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5142">
                <text:p>251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3524">
                <text:p>235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31440">
                <text:p>3144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8787">
                <text:p>287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3223">
                <text:p>232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6606.5">
                <text:p>26606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6899.5">
                <text:p>26899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3689.5">
                <text:p>23689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0569.5">
                <text:p>20569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5861.5">
                <text:p>25861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21738">
                <text:p>2173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9420">
                <text:p>1942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2786">
                <text:p>227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4168.5">
                <text:p>24168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23252.5">
                <text:p>23252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8265.5">
                <text:p>28265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28878.5">
                <text:p>28878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25330.5">
                <text:p>25330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4162">
                <text:p>241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19886.5">
                <text:p>19886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4266.5">
                <text:p>24266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4699.5">
                <text:p>24699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4942.5">
                <text:p>24942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8290.5">
                <text:p>28290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5574.5">
                <text:p>25574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4868.5">
                <text:p>24868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19854.5">
                <text:p>19854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0354">
                <text:p>203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6450.5">
                <text:p>26450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5458.5">
                <text:p>25458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6205">
                <text:p>262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4861">
                <text:p>2486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4072">
                <text:p>240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4780.5">
                <text:p>24780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7559.5">
                <text:p>27559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6659">
                <text:p>266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8581.5">
                <text:p>28581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5808.5">
                <text:p>25808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5369">
                <text:p>253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6844.5">
                <text:p>2684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8094.5">
                <text:p>28094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5483">
                <text:p>254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26813.5">
                <text:p>26813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7860">
                <text:p>2786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1847">
                <text:p>218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6634">
                <text:p>266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2059.5">
                <text:p>22059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0344">
                <text:p>203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6070">
                <text:p>2607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5060.5">
                <text:p>25060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6349.5">
                <text:p>26349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1025.5">
                <text:p>21025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4537">
                <text:p>245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9071.5">
                <text:p>29071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3873">
                <text:p>238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4595.5">
                <text:p>24595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7174.5">
                <text:p>2717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26555">
                <text:p>265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5623.5">
                <text:p>25623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6357">
                <text:p>263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27149">
                <text:p>271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27063">
                <text:p>270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25195.5">
                <text:p>25195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7562">
                <text:p>275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24491">
                <text:p>244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23384">
                <text:p>233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6093.5">
                <text:p>26093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22644">
                <text:p>226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2341">
                <text:p>223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1719">
                <text:p>217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7503.5">
                <text:p>27503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34312">
                <text:p>343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3061">
                <text:p>230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6951.5">
                <text:p>26951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8228.5">
                <text:p>28228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1427.5">
                <text:p>21427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31370">
                <text:p>3137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8073">
                <text:p>280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6532">
                <text:p>265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26510">
                <text:p>265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5424">
                <text:p>254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7259">
                <text:p>272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23647">
                <text:p>236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3612.5">
                <text:p>2361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6857.5">
                <text:p>26857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3131.5">
                <text:p>23131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23033.5">
                <text:p>23033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7675.5">
                <text:p>27675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4956.5">
                <text:p>24956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27927">
                <text:p>279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24981">
                <text:p>249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7215">
                <text:p>272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2310.5">
                <text:p>22310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2906">
                <text:p>229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3718">
                <text:p>237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26674">
                <text:p>266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6625">
                <text:p>26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30721">
                <text:p>307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8693">
                <text:p>286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9559">
                <text:p>295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5002">
                <text:p>250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30306">
                <text:p>303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29129.5">
                <text:p>29129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31467.5">
                <text:p>31467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24314">
                <text:p>243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3780.5">
                <text:p>23780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5312">
                <text:p>253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6221.5">
                <text:p>26221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5744">
                <text:p>257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25913">
                <text:p>259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4226">
                <text:p>242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5090">
                <text:p>2509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7124.5">
                <text:p>27124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5246.5">
                <text:p>25246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8206">
                <text:p>282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5011">
                <text:p>250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6125.5">
                <text:p>26125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4016.5">
                <text:p>24016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2589.5">
                <text:p>22589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20226.5">
                <text:p>20226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5443.5">
                <text:p>25443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4585.5">
                <text:p>24585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6592">
                <text:p>265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27479.5">
                <text:p>27479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0645">
                <text:p>206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30126.5">
                <text:p>30126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22042">
                <text:p>2204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5677.5">
                <text:p>25677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8265.5">
                <text:p>28265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4410.5">
                <text:p>24410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30324.5">
                <text:p>30324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6474">
                <text:p>264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25880.5">
                <text:p>25880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30844">
                <text:p>308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6557">
                <text:p>265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5365">
                <text:p>253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24856">
                <text:p>248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25615.5">
                <text:p>25615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4787.5">
                <text:p>24787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2686.5">
                <text:p>22686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2433.5">
                <text:p>22433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5444">
                <text:p>254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7381.5">
                <text:p>27381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26269">
                <text:p>262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6246">
                <text:p>2624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7174.5">
                <text:p>27174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8587.5">
                <text:p>28587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7632">
                <text:p>276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30221">
                <text:p>302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9397.5">
                <text:p>29397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18174.5">
                <text:p>18174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1767.5">
                <text:p>21767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3870">
                <text:p>2387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4291">
                <text:p>242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30199.5">
                <text:p>30199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24416">
                <text:p>244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6473">
                <text:p>264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7610.5">
                <text:p>27610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1412">
                <text:p>214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4953.5">
                <text:p>24953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9210.5">
                <text:p>29210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8317.5">
                <text:p>28317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30347.5">
                <text:p>30347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8193">
                <text:p>281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8055.5">
                <text:p>28055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6458.5">
                <text:p>26458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25591.5">
                <text:p>25591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26982">
                <text:p>2698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3927.5">
                <text:p>23927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6337.5">
                <text:p>26337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27192.5">
                <text:p>27192.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4492.5">
                <text:p>24492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6206">
                <text:p>262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9140">
                <text:p>2914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9278.5">
                <text:p>29278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3607">
                <text:p>236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3983">
                <text:p>239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2042">
                <text:p>2204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26951">
                <text:p>269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4757.5">
                <text:p>24757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1470.5">
                <text:p>21470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5017.5">
                <text:p>25017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30184">
                <text:p>301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4142">
                <text:p>241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6188">
                <text:p>261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28724.5">
                <text:p>28724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26763">
                <text:p>2676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22250.5">
                <text:p>22250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2154.5">
                <text:p>22154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8133">
                <text:p>281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8007.5">
                <text:p>28007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4516">
                <text:p>245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2329">
                <text:p>223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24394.5">
                <text:p>24394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31317.5">
                <text:p>31317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4437.5">
                <text:p>24437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4253.5">
                <text:p>24253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9115">
                <text:p>291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30125">
                <text:p>301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3351">
                <text:p>233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6101.5">
                <text:p>26101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6713">
                <text:p>267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8173">
                <text:p>2817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7998">
                <text:p>279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5644">
                <text:p>256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6041">
                <text:p>260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30196.5">
                <text:p>30196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1964.5">
                <text:p>21964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8683.5">
                <text:p>28683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28110">
                <text:p>281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30595.5">
                <text:p>30595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7942">
                <text:p>2794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1494.5">
                <text:p>21494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0466">
                <text:p>204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2815.5">
                <text:p>22815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8278">
                <text:p>2827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2286">
                <text:p>222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4862.5">
                <text:p>24862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5157.5">
                <text:p>25157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2989">
                <text:p>2298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3399.5">
                <text:p>23399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7039">
                <text:p>270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8152">
                <text:p>281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5467.5">
                <text:p>25467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3883">
                <text:p>238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5149.5">
                <text:p>25149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24288">
                <text:p>2428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19595.5">
                <text:p>19595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2565">
                <text:p>2256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8581.5">
                <text:p>28581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5581">
                <text:p>2558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7280">
                <text:p>2728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24511.5">
                <text:p>24511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1291">
                <text:p>212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6067">
                <text:p>260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8639">
                <text:p>286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25027.5">
                <text:p>25027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6187.5">
                <text:p>26187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5098.5">
                <text:p>25098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6069">
                <text:p>260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7880.5">
                <text:p>27880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9028.5">
                <text:p>29028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18560.5">
                <text:p>18560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5315.5">
                <text:p>25315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9245">
                <text:p>292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26140">
                <text:p>2614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7074">
                <text:p>270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28303.5">
                <text:p>28303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5892">
                <text:p>258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24174">
                <text:p>241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5890.5">
                <text:p>25890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3987">
                <text:p>239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5505.5">
                <text:p>25505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25860.5">
                <text:p>25860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2871.5">
                <text:p>22871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4418.5">
                <text:p>24418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2764">
                <text:p>227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7614">
                <text:p>276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24839.5">
                <text:p>24839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5217">
                <text:p>252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26903.5">
                <text:p>26903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8531.5">
                <text:p>28531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8935">
                <text:p>289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26532.5">
                <text:p>2653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8531">
                <text:p>2853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6438">
                <text:p>2643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3583.5">
                <text:p>23583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4075.5">
                <text:p>24075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28236">
                <text:p>2823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21731.5">
                <text:p>21731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23658">
                <text:p>236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2274.5">
                <text:p>22274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27432">
                <text:p>2743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5807.5">
                <text:p>25807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29931">
                <text:p>2993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3173">
                <text:p>2317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7681">
                <text:p>276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7731">
                <text:p>2773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22297">
                <text:p>2229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26263.5">
                <text:p>26263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4934.5">
                <text:p>24934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2698.5">
                <text:p>22698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5915.5">
                <text:p>25915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4187.5">
                <text:p>24187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9591">
                <text:p>295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3036.5">
                <text:p>23036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8309">
                <text:p>2830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4890">
                <text:p>2489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5072.5">
                <text:p>25072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8011">
                <text:p>2801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5478.5">
                <text:p>25478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5092.5">
                <text:p>25092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7527">
                <text:p>2752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6127">
                <text:p>2612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9939.5">
                <text:p>29939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25387.5">
                <text:p>25387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26266">
                <text:p>262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3992">
                <text:p>2399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8731">
                <text:p>2873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0993.5">
                <text:p>20993.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9366.5">
                <text:p>29366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27020.5">
                <text:p>27020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8376">
                <text:p>2837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4157.5">
                <text:p>24157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8916.5">
                <text:p>28916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5874.5">
                <text:p>25874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19523">
                <text:p>1952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4237.5">
                <text:p>24237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5439.5">
                <text:p>25439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3982">
                <text:p>239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4363.5">
                <text:p>24363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5784.5">
                <text:p>2578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4903">
                <text:p>249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0975.5">
                <text:p>20975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7806.5">
                <text:p>27806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6910">
                <text:p>2691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1465.5">
                <text:p>21465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5017.5">
                <text:p>25017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28501">
                <text:p>2850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26463.5">
                <text:p>26463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3507.5">
                <text:p>23507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3772.5">
                <text:p>23772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0956.5">
                <text:p>20956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7655.5">
                <text:p>27655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5862.5">
                <text:p>25862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5825.5">
                <text:p>25825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21951.5">
                <text:p>21951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4657">
                <text:p>2465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4311">
                <text:p>2431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5598.5">
                <text:p>25598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5329.5">
                <text:p>25329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6969.5">
                <text:p>26969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7786.5">
                <text:p>27786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3816">
                <text:p>2381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9314">
                <text:p>293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5808.5">
                <text:p>25808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30215.5">
                <text:p>30215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0596">
                <text:p>2059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23540">
                <text:p>2354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3459">
                <text:p>234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6080">
                <text:p>2608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8271.5">
                <text:p>28271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6944.5">
                <text:p>26944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27372">
                <text:p>2737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7402">
                <text:p>2740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8309.5">
                <text:p>28309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3395">
                <text:p>2339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025.5">
                <text:p>24025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24788.5">
                <text:p>24788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5606">
                <text:p>2560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29029">
                <text:p>2902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8578.5">
                <text:p>28578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9083">
                <text:p>290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3990">
                <text:p>2399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36435.5">
                <text:p>36435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29999.5">
                <text:p>29999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8821.5">
                <text:p>28821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4837">
                <text:p>2483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6038">
                <text:p>2603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7825.5">
                <text:p>27825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6527.5">
                <text:p>26527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8439.5">
                <text:p>28439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1140.5">
                <text:p>21140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3565.5">
                <text:p>23565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24515">
                <text:p>245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23525.5">
                <text:p>23525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7581">
                <text:p>2758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7574.5">
                <text:p>27574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24033">
                <text:p>240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5376.5">
                <text:p>25376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3747.5">
                <text:p>23747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3242.5">
                <text:p>23242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25005">
                <text:p>250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4803.5">
                <text:p>24803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2002.5">
                <text:p>22002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4071.5">
                <text:p>24071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27098.5">
                <text:p>27098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4069.5">
                <text:p>24069.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3874.5">
                <text:p>23874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24830.5">
                <text:p>24830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5908.5">
                <text:p>25908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4618.5">
                <text:p>24618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4252">
                <text:p>2425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7060.5">
                <text:p>27060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4358.5">
                <text:p>24358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0227.5">
                <text:p>20227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21895">
                <text:p>218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20344.5">
                <text:p>20344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4063">
                <text:p>2406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22791.5">
                <text:p>22791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7023.5">
                <text:p>27023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19577.5">
                <text:p>19577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0152.5">
                <text:p>20152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3260">
                <text:p>2326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8117">
                <text:p>2811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6147.5">
                <text:p>26147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6987.5">
                <text:p>26987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26985.5">
                <text:p>26985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1852.5">
                <text:p>21852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8253.5">
                <text:p>28253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28399">
                <text:p>2839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5945">
                <text:p>2594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4188.5">
                <text:p>24188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9527">
                <text:p>2952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29363">
                <text:p>2936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3056.5">
                <text:p>23056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5793">
                <text:p>2579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4798">
                <text:p>2479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5720.5">
                <text:p>25720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6639.5">
                <text:p>26639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2763">
                <text:p>2276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5488">
                <text:p>2548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8546">
                <text:p>2854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24736.5">
                <text:p>24736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27484">
                <text:p>274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2135">
                <text:p>2213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25513">
                <text:p>255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4940.5">
                <text:p>24940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8943.5">
                <text:p>28943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596.5">
                <text:p>25596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4262.5">
                <text:p>24262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7399.5">
                <text:p>27399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4634">
                <text:p>2463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24688">
                <text:p>2468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5459">
                <text:p>2545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24668.5">
                <text:p>24668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6596">
                <text:p>265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21446">
                <text:p>2144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26666">
                <text:p>2666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7692.5">
                <text:p>27692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24892.5">
                <text:p>24892.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4006">
                <text:p>2400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8182.5">
                <text:p>28182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8961.5">
                <text:p>28961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26126">
                <text:p>2612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7361.5">
                <text:p>27361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24397.5">
                <text:p>24397.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3118">
                <text:p>2311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6854.5">
                <text:p>26854.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6882.5">
                <text:p>26882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6938.5">
                <text:p>26938.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31189">
                <text:p>3118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4533">
                <text:p>2453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28563">
                <text:p>2856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24245">
                <text:p>2424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3590.5">
                <text:p>23590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7880">
                <text:p>2788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6279.5">
                <text:p>26279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4783.5">
                <text:p>24783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0884.5">
                <text:p>20884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24718">
                <text:p>2471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2466.5">
                <text:p>22466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8077">
                <text:p>280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1610">
                <text:p>2161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28950.5">
                <text:p>28950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5049.5">
                <text:p>25049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6524.5">
                <text:p>26524.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31251">
                <text:p>3125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22417">
                <text:p>224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19600.5">
                <text:p>19600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5069.5">
                <text:p>25069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4654.5">
                <text:p>24654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9598.5">
                <text:p>29598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22835">
                <text:p>2283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1803">
                <text:p>2180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5430.5">
                <text:p>25430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3675">
                <text:p>236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5224.5">
                <text:p>25224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6676">
                <text:p>2667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4884.5">
                <text:p>24884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9044">
                <text:p>2904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1914">
                <text:p>219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8724.5">
                <text:p>28724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26590.5">
                <text:p>26590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27569.5">
                <text:p>27569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7800.5">
                <text:p>27800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8277">
                <text:p>2827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26441.5">
                <text:p>26441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6510">
                <text:p>2651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5461">
                <text:p>2546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4214.5">
                <text:p>24214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6874">
                <text:p>2687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9726.5">
                <text:p>29726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4310.5">
                <text:p>24310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3235.5">
                <text:p>23235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1564.5">
                <text:p>21564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5509">
                <text:p>255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4471.5">
                <text:p>24471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26403">
                <text:p>2640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5543.5">
                <text:p>25543.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1354">
                <text:p>2135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5013">
                <text:p>2501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2442">
                <text:p>2244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29810">
                <text:p>2981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3409">
                <text:p>2340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4967.5">
                <text:p>24967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30083">
                <text:p>3008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7082">
                <text:p>2708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7877">
                <text:p>2787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30752.5">
                <text:p>30752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28328">
                <text:p>2832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4908.5">
                <text:p>24908.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4382.5">
                <text:p>24382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7736.5">
                <text:p>27736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5663.5">
                <text:p>25663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30040.5">
                <text:p>30040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2152.5">
                <text:p>22152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0708.5">
                <text:p>20708.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23237.5">
                <text:p>23237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22143.5">
                <text:p>22143.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2499">
                <text:p>2249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5775.5">
                <text:p>25775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5105">
                <text:p>2510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6258.5">
                <text:p>26258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4434.5">
                <text:p>24434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6937.5">
                <text:p>26937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5392.5">
                <text:p>25392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5556.5">
                <text:p>25556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6032.5">
                <text:p>26032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9574">
                <text:p>2957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25655.5">
                <text:p>25655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6615">
                <text:p>2661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32843.5">
                <text:p>32843.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3994.5">
                <text:p>23994.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5964.5">
                <text:p>25964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7935.5">
                <text:p>27935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5652.5">
                <text:p>25652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3331.5">
                <text:p>23331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5092.5">
                <text:p>25092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1128">
                <text:p>2112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5287">
                <text:p>2528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1336">
                <text:p>2133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24841">
                <text:p>2484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6329">
                <text:p>2632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4989">
                <text:p>2498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2378">
                <text:p>2237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5461.5">
                <text:p>25461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28442">
                <text:p>2844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8089.5">
                <text:p>28089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5114">
                <text:p>2511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7231.5">
                <text:p>27231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7241.5">
                <text:p>27241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7042">
                <text:p>2704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25941">
                <text:p>2594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0303.5">
                <text:p>20303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8458.5">
                <text:p>28458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4068.5">
                <text:p>24068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5540.5">
                <text:p>25540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20206.5">
                <text:p>20206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5992">
                <text:p>2599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3505">
                <text:p>2350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31216">
                <text:p>3121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5525">
                <text:p>2552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5195.5">
                <text:p>25195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8014">
                <text:p>2801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6543.5">
                <text:p>26543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5374">
                <text:p>2537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6389">
                <text:p>2638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5252.5">
                <text:p>25252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1158.5">
                <text:p>2115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9122">
                <text:p>2912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27365">
                <text:p>2736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8388">
                <text:p>2838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31219">
                <text:p>3121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9266.5">
                <text:p>29266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33755">
                <text:p>337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0304">
                <text:p>2030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4310.5">
                <text:p>24310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1399">
                <text:p>213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30776">
                <text:p>3077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6516">
                <text:p>2651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30691">
                <text:p>3069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5522.5">
                <text:p>25522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30631">
                <text:p>3063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7885">
                <text:p>2788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7809">
                <text:p>2780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27163">
                <text:p>2716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22210">
                <text:p>2221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6349">
                <text:p>2634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7634">
                <text:p>2763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3271.5">
                <text:p>23271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3047.5">
                <text:p>23047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9654.5">
                <text:p>29654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23959.5">
                <text:p>23959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8490">
                <text:p>2849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2279.5">
                <text:p>22279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6718">
                <text:p>2671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1254.5">
                <text:p>21254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8700">
                <text:p>287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8196">
                <text:p>2819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8518.5">
                <text:p>28518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5063.5">
                <text:p>25063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8774.5">
                <text:p>28774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7667">
                <text:p>2766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1973.5">
                <text:p>21973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8516">
                <text:p>2851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3732.5">
                <text:p>23732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24869">
                <text:p>2486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5263.5">
                <text:p>25263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3569.5">
                <text:p>23569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7114.5">
                <text:p>27114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4906">
                <text:p>2490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8974.5">
                <text:p>28974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4935">
                <text:p>2493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2533">
                <text:p>2253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26474">
                <text:p>2647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2161">
                <text:p>2216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7095.5">
                <text:p>27095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2903.5">
                <text:p>22903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3037.5">
                <text:p>23037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24483.5">
                <text:p>24483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8283.5">
                <text:p>28283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5392.5">
                <text:p>25392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30092">
                <text:p>3009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4518">
                <text:p>2451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4653">
                <text:p>2465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8049">
                <text:p>2804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9692.5">
                <text:p>29692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23629">
                <text:p>236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5787.5">
                <text:p>25787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5501.5">
                <text:p>25501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7069">
                <text:p>2706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7169.5">
                <text:p>27169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7497">
                <text:p>2749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3469.5">
                <text:p>23469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3912.5">
                <text:p>23912.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29735.5">
                <text:p>29735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5601.5">
                <text:p>25601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33179">
                <text:p>3317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2669.5">
                <text:p>22669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6423.5">
                <text:p>26423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7075.5">
                <text:p>27075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24144">
                <text:p>2414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8551.5">
                <text:p>28551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27123">
                <text:p>2712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8996">
                <text:p>2899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27549.5">
                <text:p>27549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22885.5">
                <text:p>22885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5446.5">
                <text:p>25446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4236">
                <text:p>2423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30915.5">
                <text:p>30915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6310.5">
                <text:p>26310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5555">
                <text:p>2555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5169">
                <text:p>2516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25418.5">
                <text:p>25418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4454">
                <text:p>2445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29179.5">
                <text:p>29179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2427">
                <text:p>2242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31111.5">
                <text:p>31111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6723.5">
                <text:p>26723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4575.5">
                <text:p>24575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1267.5">
                <text:p>21267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6235.5">
                <text:p>26235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8164">
                <text:p>281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5079.5">
                <text:p>25079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5816.5">
                <text:p>25816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23496.5">
                <text:p>23496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7304.5">
                <text:p>27304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5580.5">
                <text:p>25580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26406.5">
                <text:p>26406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8960.5">
                <text:p>28960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9414">
                <text:p>2941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8490">
                <text:p>2849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6923.5">
                <text:p>26923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6395">
                <text:p>2639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6884.5">
                <text:p>26884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3358.5">
                <text:p>23358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17126">
                <text:p>1712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5650">
                <text:p>2565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5721">
                <text:p>2572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6985.5">
                <text:p>26985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28308.5">
                <text:p>28308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7122">
                <text:p>2712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7456.5">
                <text:p>27456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4036.5">
                <text:p>24036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4736.5">
                <text:p>24736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6968.5">
                <text:p>26968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6691.5">
                <text:p>26691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5410">
                <text:p>2541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26075.5">
                <text:p>26075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6733.5">
                <text:p>26733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5124">
                <text:p>2512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3869.5">
                <text:p>23869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4625.5">
                <text:p>24625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9789">
                <text:p>2978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3926.5">
                <text:p>23926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27687.5">
                <text:p>27687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4409.5">
                <text:p>24409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24376">
                <text:p>2437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8981.5">
                <text:p>28981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5024.5">
                <text:p>25024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4272.5">
                <text:p>24272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5803.5">
                <text:p>25803.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6431.5">
                <text:p>26431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31843.5">
                <text:p>31843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4435">
                <text:p>2443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5539.5">
                <text:p>25539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5702.5">
                <text:p>25702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1386">
                <text:p>213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6654">
                <text:p>2665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9747.5">
                <text:p>29747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24196">
                <text:p>2419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3993.5">
                <text:p>23993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4573.5">
                <text:p>24573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3830.5">
                <text:p>23830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5083">
                <text:p>2508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31229.5">
                <text:p>31229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20861.5">
                <text:p>20861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7465">
                <text:p>2746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26100.5">
                <text:p>26100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4656">
                <text:p>2465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7903.5">
                <text:p>27903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3175.5">
                <text:p>23175.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9278.5">
                <text:p>29278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5555">
                <text:p>255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3509.5">
                <text:p>23509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25567.5">
                <text:p>25567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6020">
                <text:p>2602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6921">
                <text:p>2692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4560">
                <text:p>2456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24751.5">
                <text:p>24751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4513.5">
                <text:p>24513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31061.5">
                <text:p>31061.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5705.5">
                <text:p>25705.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7710">
                <text:p>2771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5173">
                <text:p>2517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4377">
                <text:p>2437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29393">
                <text:p>2939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3185">
                <text:p>2318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2956">
                <text:p>2295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3951">
                <text:p>2395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24523">
                <text:p>2452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5982.5">
                <text:p>25982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5604.5">
                <text:p>25604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2453.5">
                <text:p>22453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2399">
                <text:p>2239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5999">
                <text:p>2599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30260.5">
                <text:p>30260.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5523.5">
                <text:p>25523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2516.5">
                <text:p>22516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9561">
                <text:p>2956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1586.5">
                <text:p>21586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22902.5">
                <text:p>22902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4955">
                <text:p>2495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9271">
                <text:p>2927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9363">
                <text:p>2936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6256.5">
                <text:p>26256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5185.5">
                <text:p>25185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7914">
                <text:p>2791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7125.5">
                <text:p>27125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5809.5">
                <text:p>25809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6143.5">
                <text:p>26143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4958">
                <text:p>2495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1551.5">
                <text:p>21551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24187.5">
                <text:p>24187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7408.5">
                <text:p>27408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6826.5">
                <text:p>26826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6202.5">
                <text:p>26202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33460">
                <text:p>3346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6091">
                <text:p>2609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30354">
                <text:p>3035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34527.5">
                <text:p>34527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9780.5">
                <text:p>29780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6457.5">
                <text:p>26457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8285.5">
                <text:p>28285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4478">
                <text:p>2447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4372">
                <text:p>2437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7265.5">
                <text:p>27265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27682">
                <text:p>2768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5276.5">
                <text:p>25276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2064.5">
                <text:p>22064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6216.5">
                <text:p>26216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8854.5">
                <text:p>28854.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2790">
                <text:p>2279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3026">
                <text:p>2302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21809.5">
                <text:p>21809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4276">
                <text:p>2427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4283">
                <text:p>2428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7574.5">
                <text:p>27574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5338.5">
                <text:p>25338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5713.5">
                <text:p>25713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1499.5">
                <text:p>21499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2285">
                <text:p>2228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4368.5">
                <text:p>24368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4088">
                <text:p>2408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2039">
                <text:p>2203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5529.5">
                <text:p>25529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1584.5">
                <text:p>21584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2497.5">
                <text:p>22497.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2668.5">
                <text:p>22668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5667">
                <text:p>2566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4499">
                <text:p>2449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8196">
                <text:p>2819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26871.5">
                <text:p>26871.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8991">
                <text:p>2899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5466.5">
                <text:p>25466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6315">
                <text:p>2631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7022.5">
                <text:p>27022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7642.5">
                <text:p>27642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7542.5">
                <text:p>27542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25474.5">
                <text:p>25474.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3046">
                <text:p>2304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5466.5">
                <text:p>25466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5326.5">
                <text:p>25326.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6882">
                <text:p>2688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8292">
                <text:p>2829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8621.5">
                <text:p>28621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6287.5">
                <text:p>26287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31140.5">
                <text:p>31140.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7963.5">
                <text:p>27963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6947.5">
                <text:p>26947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22737">
                <text:p>2273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27937.5">
                <text:p>27937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1273">
                <text:p>2127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3437.5">
                <text:p>23437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19211.5">
                <text:p>19211.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25787.5">
                <text:p>25787.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8586.5">
                <text:p>28586.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6476">
                <text:p>2647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7042">
                <text:p>2704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7614">
                <text:p>2761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25619.5">
                <text:p>25619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31893.5">
                <text:p>31893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9241.5">
                <text:p>29241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8670.5">
                <text:p>28670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2225.5">
                <text:p>22225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5441">
                <text:p>2544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27905">
                <text:p>2790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7468.5">
                <text:p>27468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5179.5">
                <text:p>25179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9308">
                <text:p>2930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8284.5">
                <text:p>28284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6186.5">
                <text:p>26186.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30077">
                <text:p>3007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6535">
                <text:p>2653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6151">
                <text:p>2615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6879">
                <text:p>2687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30132.5">
                <text:p>30132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4675.5">
                <text:p>24675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2956">
                <text:p>2295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5155.5">
                <text:p>25155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4932.5">
                <text:p>24932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7321.5">
                <text:p>27321.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7526">
                <text:p>2752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24593.5">
                <text:p>24593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31365">
                <text:p>3136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3739.5">
                <text:p>23739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5544">
                <text:p>2554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9792.5">
                <text:p>29792.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5627.5">
                <text:p>25627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9225">
                <text:p>2922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4229">
                <text:p>2422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7269.5">
                <text:p>27269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5706">
                <text:p>2570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4223.5">
                <text:p>24223.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6264">
                <text:p>2626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7981.5">
                <text:p>27981.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8622.5">
                <text:p>28622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22353.5">
                <text:p>22353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4990.5">
                <text:p>24990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4865.5">
                <text:p>24865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3385">
                <text:p>2338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21987.5">
                <text:p>21987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28747">
                <text:p>2874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4326.5">
                <text:p>24326.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6438.5">
                <text:p>26438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8797">
                <text:p>2879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1296.5">
                <text:p>21296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8034.5">
                <text:p>28034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0295.5">
                <text:p>20295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7220.5">
                <text:p>27220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5656">
                <text:p>2565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5281.5">
                <text:p>25281.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9492">
                <text:p>2949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6916">
                <text:p>2691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8186.5">
                <text:p>28186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4215">
                <text:p>2421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4745">
                <text:p>2474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4421">
                <text:p>2442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31058">
                <text:p>3105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1424.5">
                <text:p>21424.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6586.5">
                <text:p>26586.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4558">
                <text:p>2455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7919.5">
                <text:p>27919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3027">
                <text:p>2302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4652.5">
                <text:p>24652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7159.5">
                <text:p>27159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6011.5">
                <text:p>26011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1821">
                <text:p>2182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8157">
                <text:p>2815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6591">
                <text:p>2659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3182">
                <text:p>2318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5610">
                <text:p>2561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6884.5">
                <text:p>26884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31551">
                <text:p>3155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27526">
                <text:p>2752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6014.5">
                <text:p>26014.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7489">
                <text:p>2748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6068.5">
                <text:p>26068.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2254">
                <text:p>2225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27026">
                <text:p>2702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7292.5">
                <text:p>27292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27762.5">
                <text:p>27762.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0855">
                <text:p>2085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2779.5">
                <text:p>22779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30753">
                <text:p>3075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7038.5">
                <text:p>27038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5130.5">
                <text:p>25130.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6709.5">
                <text:p>26709.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26471.5">
                <text:p>26471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1247.5">
                <text:p>21247.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30318.5">
                <text:p>30318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7585.5">
                <text:p>27585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4513">
                <text:p>2451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30119">
                <text:p>3011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8977.5">
                <text:p>28977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8406.5">
                <text:p>28406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26545">
                <text:p>2654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8271">
                <text:p>2827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6319.5">
                <text:p>26319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8938">
                <text:p>2893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6580.5">
                <text:p>26580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3639.5">
                <text:p>23639.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29256.5">
                <text:p>29256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4655.5">
                <text:p>24655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8005.5">
                <text:p>28005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5109">
                <text:p>2510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8575.5">
                <text:p>28575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7396.5">
                <text:p>27396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22652.5">
                <text:p>22652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7191.5">
                <text:p>27191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1744">
                <text:p>2174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5483">
                <text:p>2548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31602.5">
                <text:p>31602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5840">
                <text:p>2584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3266">
                <text:p>2326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1940.5">
                <text:p>21940.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6823.5">
                <text:p>26823.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7017.5">
                <text:p>27017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4938">
                <text:p>2493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2256">
                <text:p>2225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6658">
                <text:p>2665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7566.5">
                <text:p>27566.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4900.5">
                <text:p>24900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7180.5">
                <text:p>2718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3815">
                <text:p>2381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5640">
                <text:p>2564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25854">
                <text:p>2585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3365">
                <text:p>2336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8843.5">
                <text:p>28843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7678">
                <text:p>2767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6932">
                <text:p>2693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1815">
                <text:p>2181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8338.5">
                <text:p>28338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31115.5">
                <text:p>31115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8928.5">
                <text:p>28928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832">
                <text:p>2483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8386.5">
                <text:p>2838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23906">
                <text:p>2390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6208.5">
                <text:p>26208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7032">
                <text:p>2703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5431.5">
                <text:p>25431.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29535.5">
                <text:p>29535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5773.5">
                <text:p>25773.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30875.5">
                <text:p>30875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4676.5">
                <text:p>24676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22120">
                <text:p>2212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31403.5">
                <text:p>31403.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2119.5">
                <text:p>22119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28763.5">
                <text:p>28763.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30808.5">
                <text:p>30808.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7704.5">
                <text:p>27704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5123.5">
                <text:p>25123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3731.5">
                <text:p>23731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8096">
                <text:p>2809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3925">
                <text:p>2392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2976">
                <text:p>2297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30105.5">
                <text:p>30105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3318">
                <text:p>2331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30228.5">
                <text:p>30228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6140">
                <text:p>2614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2177">
                <text:p>2217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5809">
                <text:p>2580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8692.5">
                <text:p>28692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1636">
                <text:p>2163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8748.5">
                <text:p>28748.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7018">
                <text:p>2701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30260.5">
                <text:p>30260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3472.5">
                <text:p>23472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9765.5">
                <text:p>29765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5933">
                <text:p>2593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4600.5">
                <text:p>24600.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6701.5">
                <text:p>26701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2956">
                <text:p>2295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5570.5">
                <text:p>25570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8989.5">
                <text:p>28989.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6008">
                <text:p>2600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31812.5">
                <text:p>31812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4541">
                <text:p>2454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6569">
                <text:p>2656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8537">
                <text:p>2853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8749.5">
                <text:p>28749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1980.5">
                <text:p>21980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32628">
                <text:p>3262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28585.5">
                <text:p>28585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5908">
                <text:p>2590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5688">
                <text:p>2568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30009">
                <text:p>3000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9151">
                <text:p>2915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27208">
                <text:p>2720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4870.5">
                <text:p>24870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27008.5">
                <text:p>27008.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26913.5">
                <text:p>26913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7212">
                <text:p>2721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32438.5">
                <text:p>32438.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6421.5">
                <text:p>26421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3680.5">
                <text:p>23680.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6597">
                <text:p>2659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9114.5">
                <text:p>29114.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29222">
                <text:p>2922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26760.5">
                <text:p>26760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4272">
                <text:p>2427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7008.5">
                <text:p>27008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6395.5">
                <text:p>26395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25244">
                <text:p>2524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23077.5">
                <text:p>23077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7309.5">
                <text:p>27309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0266">
                <text:p>2026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21761.5">
                <text:p>21761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22489.5">
                <text:p>22489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28115.5">
                <text:p>28115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4000.5">
                <text:p>24000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30635">
                <text:p>3063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4873.5">
                <text:p>24873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9880.5">
                <text:p>29880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4638.5">
                <text:p>24638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1806">
                <text:p>2180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3591.5">
                <text:p>23591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4639">
                <text:p>2463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6407">
                <text:p>2640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8019.5">
                <text:p>28019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3174">
                <text:p>2317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30470.5">
                <text:p>30470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4924">
                <text:p>2492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6548">
                <text:p>2654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6457.5">
                <text:p>26457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5163.5">
                <text:p>25163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32047">
                <text:p>3204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4140.5">
                <text:p>24140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7362.5">
                <text:p>27362.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6849">
                <text:p>2684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3717.5">
                <text:p>23717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7670">
                <text:p>2767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6987">
                <text:p>2698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4746">
                <text:p>2474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5591.5">
                <text:p>25591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8931.5">
                <text:p>28931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3337">
                <text:p>2333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9434">
                <text:p>2943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6254.5">
                <text:p>26254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1568.5">
                <text:p>21568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3642.5">
                <text:p>23642.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8322">
                <text:p>283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30396.5">
                <text:p>30396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2042.5">
                <text:p>22042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2018.5">
                <text:p>22018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8109.5">
                <text:p>28109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26372.5">
                <text:p>26372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3005">
                <text:p>2300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5475.5">
                <text:p>25475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8506">
                <text:p>2850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4138.5">
                <text:p>24138.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6044.5">
                <text:p>26044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5711.5">
                <text:p>25711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30327">
                <text:p>3032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4129">
                <text:p>2412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6446.5">
                <text:p>26446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6228.5">
                <text:p>26228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9412">
                <text:p>2941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3476.5">
                <text:p>23476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8623.5">
                <text:p>28623.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2050">
                <text:p>2205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7594.5">
                <text:p>27594.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3663.5">
                <text:p>23663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32153.5">
                <text:p>32153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6037.5">
                <text:p>26037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24447">
                <text:p>2444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6047.5">
                <text:p>26047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2576">
                <text:p>2257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31135.5">
                <text:p>31135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6434.5">
                <text:p>26434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5105">
                <text:p>2510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6953">
                <text:p>2695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6920.5">
                <text:p>26920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9035">
                <text:p>2903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3888.5">
                <text:p>23888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9913.5">
                <text:p>29913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4543">
                <text:p>2454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9524.5">
                <text:p>29524.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3343">
                <text:p>2334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7140">
                <text:p>2714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8550.5">
                <text:p>28550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3625.5">
                <text:p>23625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4094">
                <text:p>2409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1990.5">
                <text:p>21990.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5478">
                <text:p>2547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9790.5">
                <text:p>29790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6945">
                <text:p>2694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8908">
                <text:p>2890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4354.5">
                <text:p>24354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9620">
                <text:p>2962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5123.5">
                <text:p>25123.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9881.5">
                <text:p>29881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3959">
                <text:p>239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3007">
                <text:p>2300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6659.5">
                <text:p>26659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4694.5">
                <text:p>24694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9408">
                <text:p>2940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7960">
                <text:p>2796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6973">
                <text:p>2697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7457.5">
                <text:p>27457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9337">
                <text:p>2933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31619">
                <text:p>3161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30202.5">
                <text:p>30202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22970">
                <text:p>2297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24316.5">
                <text:p>24316.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6770">
                <text:p>2677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7273">
                <text:p>2727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6528.5">
                <text:p>26528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25057.5">
                <text:p>25057.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7355">
                <text:p>2735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8186">
                <text:p>2818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32203.5">
                <text:p>32203.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2773.5">
                <text:p>22773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19552.5">
                <text:p>19552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7523">
                <text:p>2752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21335.5">
                <text:p>21335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7144.5">
                <text:p>27144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24776.5">
                <text:p>24776.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6692">
                <text:p>2669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27086">
                <text:p>2708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7309">
                <text:p>2730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3530">
                <text:p>2353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6034.5">
                <text:p>26034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6934">
                <text:p>2693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26958.5">
                <text:p>26958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32282">
                <text:p>3228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4744">
                <text:p>2474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4833">
                <text:p>2483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708.5">
                <text:p>26708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5159.5">
                <text:p>25159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5237">
                <text:p>2523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5479.5">
                <text:p>25479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6172.5">
                <text:p>26172.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8786.5">
                <text:p>28786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6024.5">
                <text:p>26024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5124.5">
                <text:p>25124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9929.5">
                <text:p>29929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4386">
                <text:p>2438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30096">
                <text:p>3009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7348.5">
                <text:p>27348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9160">
                <text:p>2916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8347.5">
                <text:p>28347.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9927">
                <text:p>2992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6022.5">
                <text:p>26022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7652.5">
                <text:p>27652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3868.5">
                <text:p>23868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3466.5">
                <text:p>23466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2918.5">
                <text:p>22918.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5749">
                <text:p>2574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26976.5">
                <text:p>26976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6059.5">
                <text:p>26059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0956.5">
                <text:p>20956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9296.5">
                <text:p>29296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3064">
                <text:p>2306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27294.5">
                <text:p>27294.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28944.5">
                <text:p>28944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6969.5">
                <text:p>26969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7811">
                <text:p>2781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21478.5">
                <text:p>21478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5273.5">
                <text:p>25273.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22004">
                <text:p>2200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3878.5">
                <text:p>23878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22390">
                <text:p>2239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4110.5">
                <text:p>24110.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7109">
                <text:p>2710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3395">
                <text:p>2339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1947">
                <text:p>2194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3424">
                <text:p>2342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7828">
                <text:p>278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6171.5">
                <text:p>26171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0612">
                <text:p>2061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8478">
                <text:p>2847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6776.5">
                <text:p>26776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30057">
                <text:p>3005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3882">
                <text:p>2388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6357.5">
                <text:p>26357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7990.5">
                <text:p>27990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3791">
                <text:p>2379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6001">
                <text:p>2600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5485.5">
                <text:p>25485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9141.5">
                <text:p>29141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6164.5">
                <text:p>26164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1798">
                <text:p>2179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9513.5">
                <text:p>29513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8049.5">
                <text:p>28049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2988.5">
                <text:p>22988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6606">
                <text:p>26606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8134.5">
                <text:p>28134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6219">
                <text:p>2621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7312">
                <text:p>2731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6133.5">
                <text:p>26133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4109.5">
                <text:p>24109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5083.5">
                <text:p>25083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1866">
                <text:p>2186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9633">
                <text:p>2963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6459.5">
                <text:p>26459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4421">
                <text:p>2442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8869.5">
                <text:p>28869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5013">
                <text:p>2501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7325">
                <text:p>2732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3148">
                <text:p>2314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7046">
                <text:p>2704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30256.5">
                <text:p>30256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9593.5">
                <text:p>29593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30148">
                <text:p>3014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26256">
                <text:p>2625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6127.5">
                <text:p>26127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26533.5">
                <text:p>26533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5376.5">
                <text:p>25376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5006.5">
                <text:p>25006.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26259.5">
                <text:p>26259.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25995.5">
                <text:p>25995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4191">
                <text:p>2419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5437.5">
                <text:p>25437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6484.5">
                <text:p>26484.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5665.5">
                <text:p>25665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8645.5">
                <text:p>28645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9318.5">
                <text:p>29318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4792">
                <text:p>2479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4239.5">
                <text:p>24239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8888">
                <text:p>2888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8677.5">
                <text:p>28677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2153">
                <text:p>2215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26858">
                <text:p>2685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9480.5">
                <text:p>29480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25087.5">
                <text:p>25087.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9528.5">
                <text:p>29528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9561.5">
                <text:p>29561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4540">
                <text:p>2454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30626">
                <text:p>3062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2376.5">
                <text:p>22376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7280.5">
                <text:p>27280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8107">
                <text:p>2810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6608">
                <text:p>2660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6035.5">
                <text:p>26035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26878">
                <text:p>2687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6675">
                <text:p>2667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2294.5">
                <text:p>22294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7009">
                <text:p>2700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6571.5">
                <text:p>26571.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4268.5">
                <text:p>24268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7795.5">
                <text:p>27795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6644.5">
                <text:p>26644.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18526.5">
                <text:p>18526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6620">
                <text:p>2662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2807.5">
                <text:p>22807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29740.5">
                <text:p>29740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4459.5">
                <text:p>24459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9957.5">
                <text:p>29957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3745.5">
                <text:p>23745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7785">
                <text:p>2778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7423.5">
                <text:p>27423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8452.5">
                <text:p>28452.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2720">
                <text:p>2272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7360.5">
                <text:p>27360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0668">
                <text:p>2066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19906.5">
                <text:p>19906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4679.5">
                <text:p>24679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2176.5">
                <text:p>22176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6533.5">
                <text:p>26533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6167">
                <text:p>2616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5090">
                <text:p>2509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7940.5">
                <text:p>27940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8102.5">
                <text:p>28102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2699.5">
                <text:p>22699.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1602">
                <text:p>2160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30869.5">
                <text:p>30869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27983">
                <text:p>2798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5996">
                <text:p>2599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9151.5">
                <text:p>29151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6697">
                <text:p>26697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4894.5">
                <text:p>24894.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8936">
                <text:p>2893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4046">
                <text:p>2404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28394">
                <text:p>2839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2377.5">
                <text:p>22377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30687.5">
                <text:p>30687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9635">
                <text:p>2963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8778.5">
                <text:p>28778.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6968">
                <text:p>2696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27168">
                <text:p>2716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5054">
                <text:p>2505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7871.5">
                <text:p>27871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28894.5">
                <text:p>28894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3900.5">
                <text:p>23900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4839">
                <text:p>24839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8325.5">
                <text:p>28325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5554">
                <text:p>2555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1285">
                <text:p>2128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3752.5">
                <text:p>23752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25107">
                <text:p>2510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4423">
                <text:p>2442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5084.5">
                <text:p>25084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4063">
                <text:p>2406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6956.5">
                <text:p>26956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8964">
                <text:p>2896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5420.5">
                <text:p>25420.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6002">
                <text:p>2600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31377">
                <text:p>31377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9038.5">
                <text:p>29038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5920.5">
                <text:p>25920.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3645.5">
                <text:p>2364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